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ISOCPEUR" svg:font-family="ISOCPEUR"/>
    <style:font-face style:name="Times New Roman1" svg:font-family="'Times New Roman'"/>
    <style:font-face style:name="Arial1" svg:font-family="Arial" style:font-pitch="variable"/>
    <style:font-face style:name="ISOCPEUR1" svg:font-family="ISOCPEUR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ST type A" svg:font-family="'GOST type A'" style:font-adornments="Курсив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end="Marker_5f_0" draw:marker-end-width="0.361cm" draw:fill="solid" draw:fill-color="#ffffff" draw:shadow="hidden"/>
    </style:style>
    <style:style style:name="gr2" style:family="graphic" style:parent-style-name="standard">
      <style:graphic-properties draw:stroke="solid" svg:stroke-width="0.042cm" svg:stroke-color="#00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3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3.858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6" style:family="graphic" style:parent-style-name="standard">
      <style:graphic-properties draw:stroke="solid" svg:stroke-width="0.1cm" svg:stroke-color="#000000" svg:stroke-opacity="100%" draw:stroke-linejoin="miter" svg:stroke-linecap="butt" draw:fill="none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4cm" svg:stroke-color="#000000" svg:stroke-opacity="100%" draw:stroke-linejoin="miter" svg:stroke-linecap="butt" draw:fill="none" fo:padding-top="0.145cm" fo:padding-bottom="0.145cm" fo:padding-left="0.27cm" fo:padding-right="0.27cm" draw:shadow="hidden"/>
    </style:style>
    <style:style style:name="gr9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1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shadow="hidden"/>
    </style:style>
    <style:style style:name="gr16" style:family="graphic" style:parent-style-name="standard">
      <style:graphic-properties draw:stroke="none" draw:fill="none" draw:textarea-vertical-align="middle" fo:min-height="3.71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opacity="0%" draw:shadow="hidden"/>
    </style:style>
    <style:style style:name="gr19" style:family="graphic" style:parent-style-name="standard">
      <style:graphic-properties draw:stroke="none" draw:fill="none" draw:textarea-vertical-align="middle" fo:min-height="1.958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21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2" style:family="graphic" style:parent-style-name="standard">
      <style:graphic-properties draw:stroke="none" draw:fill="none" draw:textarea-vertical-align="middle" fo:min-height="0.933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073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Title_20_A0">
      <style:graphic-properties draw:textarea-horizontal-align="center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style:font-name="GOST type A" fo:font-size="20pt" style:font-size-asian="14pt" style:font-size-complex="14pt"/>
    </style:style>
    <style:style style:name="P4" style:family="paragraph">
      <loext:graphic-properties draw:fill="none"/>
      <style:text-properties style:font-name="GOST type A" fo:font-size="20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style:font-name="GOST type A" fo:font-size="32pt" style:font-size-asian="24pt" style:font-size-complex="24pt"/>
    </style:style>
    <style:style style:name="P6" style:family="paragraph">
      <loext:graphic-properties draw:fill="none"/>
      <style:text-properties style:font-name="GOST type A" fo:font-size="32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style:font-name="GOST type A" fo:font-size="12pt"/>
    </style:style>
    <style:style style:name="P8" style:family="paragraph">
      <loext:graphic-properties draw:fill="none"/>
      <style:text-properties style:font-name="GOST type A" fo:font-size="12pt"/>
    </style:style>
    <style:style style:name="P9" style:family="paragraph">
      <style:paragraph-properties fo:margin-left="0cm" fo:margin-right="0cm" fo:margin-top="0cm" fo:margin-bottom="0cm" fo:line-height="120%" fo:text-align="start" fo:text-indent="0cm"/>
      <style:text-properties style:font-name="GOST type A" fo:font-size="12pt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GOST type A" fo:font-size="12pt"/>
    </style:style>
    <style:style style:name="P11" style:family="paragraph">
      <style:paragraph-properties fo:margin-left="0cm" fo:margin-right="0cm" fo:margin-top="0cm" fo:margin-bottom="0cm" fo:line-height="120%" fo:text-align="center" fo:text-indent="0cm"/>
      <style:text-properties style:font-name="GOST type A" fo:font-size="12pt" style:font-size-asian="10pt" style:font-size-complex="10pt"/>
    </style:style>
    <style:style style:name="P12" style:family="paragraph">
      <loext:graphic-properties draw:fill="none"/>
      <style:text-properties style:font-name="GOST type A" fo:font-size="12pt" style:font-size-asian="10pt" style:font-size-complex="10pt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" fo:font-size="12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20%" fo:text-align="center" fo:text-indent="0cm"/>
      <style:text-properties style:font-name="GOST type A" fo:font-size="14pt" style:font-size-asian="14pt" style:font-size-complex="14pt"/>
    </style:style>
    <style:style style:name="P15" style:family="paragraph">
      <loext:graphic-properties draw:fill="none"/>
      <style:text-properties style:font-name="GOST type A" fo:font-size="14pt" style:font-size-asian="14pt" style:font-size-complex="14pt"/>
    </style:style>
    <style:style style:name="P16" style:family="paragraph">
      <loext:graphic-properties draw:fill="solid" draw:fill-color="#ffffff" draw:opacity="0%"/>
    </style:style>
    <style:style style:name="P17" style:family="paragraph">
      <style:paragraph-properties fo:margin-left="0cm" fo:margin-right="0cm" fo:margin-top="0cm" fo:margin-bottom="0cm" fo:line-height="120%" fo:text-align="center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" fo:font-size="12pt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" fo:font-size="10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T1" style:family="text">
      <style:text-properties fo:color="#000000" loext:opacity="100%" style:font-name="GOST type A" fo:font-size="20pt" fo:font-style="italic" style:font-name-asian="Arial" style:font-size-asian="14pt" style:font-style-asian="italic" style:font-name-complex="Arial" style:font-size-complex="14pt" style:font-style-complex="italic"/>
    </style:style>
    <style:style style:name="T2" style:family="text">
      <style:text-properties fo:color="#000000" loext:opacity="100%" style:text-position="sub 58%" style:font-name="GOST type A" fo:font-size="32pt" fo:font-style="italic" style:font-name-asian="Arial" style:font-size-asian="24pt" style:font-style-asian="italic" style:font-name-complex="Arial" style:font-size-complex="24pt" style:font-style-complex="italic"/>
    </style:style>
    <style:style style:name="T3" style:family="text">
      <style:text-properties fo:color="#000000" loext:opacity="100%" style:font-name="GOST type A" fo:font-size="12pt" fo:font-style="italic" style:font-name-asian="Arial" style:font-size-asian="8pt" style:font-style-asian="italic" style:font-name-complex="Arial" style:font-size-complex="8pt" style:font-style-complex="italic"/>
    </style:style>
    <style:style style:name="T4" style:family="text">
      <style:text-properties fo:color="#000000" loext:opacity="100%" style:font-name="GOST type A" fo:font-size="15pt" fo:font-style="italic" style:font-name-asian="Arial" style:font-size-asian="12pt" style:font-style-asian="italic" style:font-name-complex="Arial" style:font-size-complex="12pt" style:font-style-complex="italic"/>
    </style:style>
    <style:style style:name="T5" style:family="text">
      <style:text-properties fo:color="#000000" loext:opacity="100%" style:font-name="GOST type A" fo:font-size="12pt" fo:font-style="italic" style:font-name-asian="Arial" style:font-size-asian="10pt" style:font-style-asian="italic" style:font-name-complex="Arial" style:font-size-complex="10pt" style:font-style-complex="italic"/>
    </style:style>
    <style:style style:name="T6" style:family="text">
      <style:text-properties fo:color="#000000" loext:opacity="100%" style:font-name="GOST type A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7" style:family="text">
      <style:text-properties fo:color="#000000" loext:opacity="100%" style:text-position="sub 58%" style:font-name="Arial" fo:font-size="24pt" fo:font-style="italic" style:font-name-asian="Arial" style:font-size-asian="24pt" style:font-style-asian="italic" style:font-name-complex="Arial" style:font-size-complex="24pt" style:font-style-complex="italic"/>
    </style:style>
    <style:style style:name="T8" style:family="text">
      <style:text-properties fo:color="#000000" loext:opacity="100%" style:font-name="GOST type A" fo:font-size="28pt" fo:font-style="italic" style:font-name-asian="Arial" style:font-size-asian="18pt" style:font-style-asian="italic" style:font-name-complex="Arial" style:font-size-complex="18pt" style:font-style-complex="italic"/>
    </style:style>
    <style:style style:name="T9" style:family="text">
      <style:text-properties fo:color="#000000" loext:opacity="100%" style:font-name="GOST type A" fo:font-size="22pt" fo:font-style="italic" style:font-name-asian="Arial" style:font-size-asian="14pt" style:font-style-asian="italic" style:font-name-complex="Arial" style:font-size-complex="14pt" style:font-style-complex="italic"/>
    </style:style>
    <style:style style:name="T10" style:family="text">
      <style:text-properties fo:color="#000000" loext:opacity="100%" style:font-name="GOST type A" fo:font-size="18pt" fo:font-style="italic" style:font-name-asian="Arial" style:font-size-asian="12pt" style:font-style-asian="italic" style:font-name-complex="Aria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>
          <draw:g>
            <draw:path draw:style-name="gr1" draw:text-style-name="P1" draw:layer="layout" svg:width="6.002cm" svg:height="2cm" svg:x="19.05cm" svg:y="3.851cm" svg:viewBox="0 0 6003 2001" svg:d="M1000 2001h4003c175 0 348-46 500-134s278-214 366-366c87-152 134-325 134-501 0-175-47-348-134-500-88-152-214-278-366-366s-325-134-500-134h-4003c-175 0-348 46-500 134s-278 214-366 366c-87 152-134 325-134 501 0 175 47 348 134 500 88 152 214 278 366 366s325 134 500 134z">
              <text:p/>
            </draw:path>
            <draw:path draw:style-name="gr2" draw:text-style-name="P2" draw:layer="layout" svg:width="6.002cm" svg:height="2cm" svg:x="19.05cm" svg:y="3.851cm" svg:viewBox="0 0 6003 2001" svg:d="M1000 2001h4003c175 0 348-46 500-134s278-214 366-366c87-152 134-325 134-501 0-175-47-348-134-500-88-152-214-278-366-366s-325-134-500-134h-4003c-175 0-348 46-500 134s-278 214-366 366c-87 152-134 325-134 501 0 175 47 348 134 500 88 152 214 278 366 366s325 134 500 134z">
              <text:p/>
            </draw:path>
          </draw:g>
          <draw:frame draw:style-name="gr3" draw:text-style-name="P4" draw:layer="layout" svg:width="6cm" svg:height="2cm" svg:x="19.05cm" svg:y="3.851cm">
            <draw:text-box>
              <text:p text:style-name="P3"><text:span text:style-name="T1">Начало</text:span></text:p>
            </draw:text-box>
          </draw:frame>
        </draw:g>
        <draw:g>
          <draw:g>
            <draw:polygon draw:style-name="gr1" draw:text-style-name="P1" draw:layer="layout" svg:width="6cm" svg:height="4cm" svg:x="19.05cm" svg:y="7.802cm" svg:viewBox="0 0 6001 4001" draw:points="0,4001 6001,4001 6001,0 0,0">
              <text:p/>
            </draw:polygon>
            <draw:polygon draw:style-name="gr2" draw:text-style-name="P2" draw:layer="layout" svg:width="6cm" svg:height="4cm" svg:x="19.05cm" svg:y="7.802cm" svg:viewBox="0 0 6001 4001" draw:points="0,4001 6001,4001 6001,0 0,0">
              <text:p/>
            </draw:polygon>
          </draw:g>
          <draw:frame draw:style-name="gr4" draw:text-style-name="P6" draw:layer="layout" svg:width="6cm" svg:height="4cm" svg:x="19.05cm" svg:y="7.802cm">
            <draw:text-box>
              <text:p text:style-name="P5"><text:span text:style-name="T2">Настройка портов</text:span></text:p>
            </draw:text-box>
          </draw:frame>
        </draw:g>
        <draw:line draw:style-name="gr5" draw:text-style-name="P2" draw:layer="layout" svg:x1="22.05cm" svg:y1="5.851cm" svg:x2="22.05cm" svg:y2="7.802cm">
          <text:p/>
        </draw:line>
        <draw:line draw:style-name="gr5" draw:text-style-name="P2" draw:layer="layout" svg:x1="22.05cm" svg:y1="11.802cm" svg:x2="22.05cm" svg:y2="15.801cm">
          <text:p/>
        </draw:line>
        <draw:line draw:style-name="gr5" draw:text-style-name="P2" draw:layer="layout" svg:x1="22.051cm" svg:y1="27.851cm" svg:x2="22.045cm" svg:y2="31.833cm">
          <text:p/>
        </draw:line>
        <draw:g>
          <draw:line draw:style-name="gr6" draw:text-style-name="P2" draw:layer="layout" svg:x1="2.05cm" svg:y1="1.851cm" svg:x2="9.049cm" svg:y2="1.851cm">
            <text:p/>
          </draw:line>
          <draw:frame draw:style-name="gr7" draw:text-style-name="P2" draw:layer="layout" svg:width="7cm" svg:height="1.219cm" draw:transform="rotate (-3.14159265358979) translate (9.05cm 2.46cm)">
            <draw:text-box>
              <text:p/>
            </draw:text-box>
          </draw:frame>
        </draw:g>
        <draw:g>
          <draw:line draw:style-name="gr6" draw:text-style-name="P2" draw:layer="layout" svg:x1="9.05cm" svg:y1="1.85cm" svg:x2="9.05cm" svg:y2="0.351cm">
            <text:p/>
          </draw:line>
          <draw:frame draw:style-name="gr7" draw:text-style-name="P2" draw:layer="layout" svg:width="1.5cm" svg:height="1.219cm" draw:transform="rotate (-1.5707963267949) translate (9.659cm 0.351cm)">
            <draw:text-box>
              <text:p/>
            </draw:text-box>
          </draw:frame>
        </draw:g>
        <draw:polygon draw:style-name="gr6" draw:text-style-name="P2" draw:layer="layout" svg:width="81.5cm" svg:height="58.5cm" svg:x="2.05cm" svg:y="0.351cm" svg:viewBox="0 0 81501 58501" draw:points="81501,58500 81500,0 0,0 0,58501">
          <text:p/>
        </draw:polygon>
        <draw:line draw:style-name="gr6" draw:text-style-name="P2" draw:layer="layout" svg:x1="83.55cm" svg:y1="53.351cm" svg:x2="65.05cm" svg:y2="53.351cm">
          <text:p/>
        </draw:line>
        <draw:line draw:style-name="gr6" draw:text-style-name="P2" draw:layer="layout" svg:x1="65.05cm" svg:y1="53.351cm" svg:x2="65.05cm" svg:y2="58.85cm">
          <text:p/>
        </draw:line>
        <draw:line draw:style-name="gr6" draw:text-style-name="P2" draw:layer="layout" svg:x1="78.55cm" svg:y1="58.851cm" svg:x2="78.55cm" svg:y2="54.851cm">
          <text:p/>
        </draw:line>
        <draw:line draw:style-name="gr6" draw:text-style-name="P2" draw:layer="layout" svg:x1="71.55cm" svg:y1="58.851cm" svg:x2="71.55cm" svg:y2="53.351cm">
          <text:p/>
        </draw:line>
        <draw:line draw:style-name="gr6" draw:text-style-name="P2" draw:layer="layout" svg:x1="70.55cm" svg:y1="53.351cm" svg:x2="70.55cm" svg:y2="58.85cm">
          <text:p/>
        </draw:line>
        <draw:line draw:style-name="gr6" draw:text-style-name="P2" draw:layer="layout" svg:x1="69.05cm" svg:y1="53.351cm" svg:x2="69.05cm" svg:y2="58.851cm">
          <text:p/>
        </draw:line>
        <draw:line draw:style-name="gr6" draw:text-style-name="P2" draw:layer="layout" svg:x1="66.75cm" svg:y1="53.351cm" svg:x2="66.75cm" svg:y2="58.851cm">
          <text:p/>
        </draw:line>
        <draw:line draw:style-name="gr6" draw:text-style-name="P2" draw:layer="layout" svg:x1="65.75cm" svg:y1="53.351cm" svg:x2="65.75cm" svg:y2="55.851cm">
          <text:p/>
        </draw:line>
        <draw:line draw:style-name="gr6" draw:text-style-name="P2" draw:layer="layout" svg:x1="71.55cm" svg:y1="54.851cm" svg:x2="83.55cm" svg:y2="54.851cm">
          <text:p/>
        </draw:line>
        <draw:line draw:style-name="gr6" draw:text-style-name="P2" draw:layer="layout" svg:x1="78.55cm" svg:y1="56.851cm" svg:x2="83.55cm" svg:y2="56.851cm">
          <text:p/>
        </draw:line>
        <draw:line draw:style-name="gr6" draw:text-style-name="P2" draw:layer="layout" svg:x1="71.55cm" svg:y1="57.351cm" svg:x2="83.55cm" svg:y2="57.351cm">
          <text:p/>
        </draw:line>
        <draw:g>
          <draw:line draw:style-name="gr8" draw:text-style-name="P2" draw:layer="layout" svg:x1="65.05cm" svg:y1="53.851cm" svg:x2="71.55cm" svg:y2="53.851cm">
            <text:p/>
          </draw:line>
          <draw:frame draw:style-name="gr7" draw:text-style-name="P2" draw:layer="layout" svg:width="6.5cm" svg:height="1.219cm" svg:x="65.05cm" svg:y="53.242cm">
            <draw:text-box>
              <text:p/>
            </draw:text-box>
          </draw:frame>
        </draw:g>
        <draw:line draw:style-name="gr8" draw:text-style-name="P2" draw:layer="layout" svg:x1="65.05cm" svg:y1="56.851cm" svg:x2="71.549cm" svg:y2="56.851cm">
          <text:p/>
        </draw:line>
        <draw:line draw:style-name="gr8" draw:text-style-name="P2" draw:layer="layout" svg:x1="65.05cm" svg:y1="57.351cm" svg:x2="71.55cm" svg:y2="57.351cm">
          <text:p/>
        </draw:line>
        <draw:line draw:style-name="gr8" draw:text-style-name="P2" draw:layer="layout" svg:x1="65.05cm" svg:y1="57.851cm" svg:x2="71.55cm" svg:y2="57.851cm">
          <text:p/>
        </draw:line>
        <draw:line draw:style-name="gr8" draw:text-style-name="P2" draw:layer="layout" svg:x1="65.05cm" svg:y1="58.351cm" svg:x2="71.55cm" svg:y2="58.351cm">
          <text:p/>
        </draw:line>
        <draw:line draw:style-name="gr8" draw:text-style-name="P2" draw:layer="layout" svg:x1="79.05cm" svg:y1="55.351cm" svg:x2="79.05cm" svg:y2="56.85cm">
          <text:p/>
        </draw:line>
        <draw:frame draw:style-name="gr9" draw:text-style-name="P8" draw:layer="layout" svg:width="0.7cm" svg:height="0.749cm" svg:x="65.05cm" svg:y="55.226cm">
          <draw:text-box>
            <text:p text:style-name="P7"><text:span text:style-name="T3">Изм.</text:span></text:p>
          </draw:text-box>
        </draw:frame>
        <draw:frame draw:style-name="gr10" draw:text-style-name="P8" draw:layer="layout" svg:width="1.2cm" svg:height="0.749cm" svg:x="65.65cm" svg:y="55.227cm">
          <draw:text-box>
            <text:p text:style-name="P7"><text:span text:style-name="T3">Лист</text:span></text:p>
          </draw:text-box>
        </draw:frame>
        <draw:frame draw:style-name="gr10" draw:text-style-name="P8" draw:layer="layout" svg:width="1.7cm" svg:height="0.749cm" svg:x="65.05cm" svg:y="55.727cm">
          <draw:text-box>
            <text:p text:style-name="P9"><text:span text:style-name="T3">Разраб.</text:span></text:p>
          </draw:text-box>
        </draw:frame>
        <draw:frame draw:style-name="gr10" draw:text-style-name="P8" draw:layer="layout" svg:width="1.7cm" svg:height="0.749cm" svg:x="65.05cm" svg:y="56.227cm">
          <draw:text-box>
            <text:p text:style-name="P9"><text:span text:style-name="T3">Пров.</text:span></text:p>
          </draw:text-box>
        </draw:frame>
        <draw:frame draw:style-name="gr10" draw:text-style-name="P8" draw:layer="layout" svg:width="2.3cm" svg:height="0.749cm" svg:x="66.75cm" svg:y="55.227cm">
          <draw:text-box>
            <text:p text:style-name="P7"><text:span text:style-name="T3">N докум.</text:span></text:p>
          </draw:text-box>
        </draw:frame>
        <draw:frame draw:style-name="gr10" draw:text-style-name="P8" draw:layer="layout" svg:width="1.5cm" svg:height="0.749cm" svg:x="69.05cm" svg:y="55.227cm">
          <draw:text-box>
            <text:p text:style-name="P7"><text:span text:style-name="T3">Подп.</text:span></text:p>
          </draw:text-box>
        </draw:frame>
        <draw:frame draw:style-name="gr10" draw:text-style-name="P8" draw:layer="layout" svg:width="1.2cm" svg:height="0.749cm" svg:x="70.45cm" svg:y="55.227cm">
          <draw:text-box>
            <text:p text:style-name="P7"><text:span text:style-name="T3">Дата</text:span></text:p>
          </draw:text-box>
        </draw:frame>
        <draw:frame draw:style-name="gr10" draw:text-style-name="P8" draw:layer="layout" svg:width="1.7cm" svg:height="0.749cm" svg:x="65.05cm" svg:y="57.727cm">
          <draw:text-box>
            <text:p text:style-name="P9"><text:span text:style-name="T3">Н. Контр.</text:span></text:p>
          </draw:text-box>
        </draw:frame>
        <draw:frame draw:style-name="gr10" draw:text-style-name="P8" draw:layer="layout" svg:width="1.7cm" svg:height="0.749cm" svg:x="65.05cm" svg:y="58.227cm">
          <draw:text-box>
            <text:p text:style-name="P9"><text:span text:style-name="T3">Утв.</text:span></text:p>
          </draw:text-box>
        </draw:frame>
        <draw:frame draw:style-name="gr10" draw:text-style-name="P8" draw:layer="layout" svg:width="1.5cm" svg:height="0.749cm" svg:x="78.55cm" svg:y="54.727cm">
          <draw:text-box>
            <text:p text:style-name="P7"><text:span text:style-name="T3">Лит.</text:span></text:p>
          </draw:text-box>
        </draw:frame>
        <draw:frame draw:style-name="gr9" draw:text-style-name="P8" draw:layer="layout" svg:width="1.25cm" svg:height="0.749cm" svg:x="78.55cm" svg:y="56.727cm">
          <draw:text-box>
            <text:p text:style-name="P7"><text:span text:style-name="T3">Лист</text:span></text:p>
          </draw:text-box>
        </draw:frame>
        <draw:frame draw:style-name="gr10" draw:text-style-name="P8" draw:layer="layout" svg:width="1.5cm" svg:height="0.749cm" svg:x="80.55cm" svg:y="56.727cm">
          <draw:text-box>
            <text:p text:style-name="P7"><text:span text:style-name="T3">Листов</text:span></text:p>
          </draw:text-box>
        </draw:frame>
        <draw:frame draw:style-name="gr10" draw:text-style-name="P8" draw:layer="layout" svg:width="0.75cm" svg:height="0.749cm" svg:x="79.8cm" svg:y="56.727cm">
          <draw:text-box>
            <text:p text:style-name="P7"><text:span text:style-name="T3">1</text:span></text:p>
          </draw:text-box>
        </draw:frame>
        <draw:frame draw:style-name="gr10" draw:text-style-name="P8" draw:layer="layout" svg:width="1.5cm" svg:height="0.749cm" svg:x="82.05cm" svg:y="56.727cm">
          <draw:text-box>
            <text:p text:style-name="P7"><text:span text:style-name="T3">1</text:span></text:p>
          </draw:text-box>
        </draw:frame>
        <draw:line draw:style-name="gr6" draw:text-style-name="P2" draw:layer="layout" svg:x1="78.55cm" svg:y1="55.351cm" svg:x2="83.55cm" svg:y2="55.351cm">
          <text:p/>
        </draw:line>
        <draw:line draw:style-name="gr6" draw:text-style-name="P2" draw:layer="layout" svg:x1="80.05cm" svg:y1="56.85cm" svg:x2="80.05cm" svg:y2="54.851cm">
          <text:p/>
        </draw:line>
        <draw:line draw:style-name="gr8" draw:text-style-name="P2" draw:layer="layout" svg:x1="79.55cm" svg:y1="55.351cm" svg:x2="79.55cm" svg:y2="56.85cm">
          <text:p/>
        </draw:line>
        <draw:line draw:style-name="gr6" draw:text-style-name="P2" draw:layer="layout" svg:x1="80.55cm" svg:y1="57.351cm" svg:x2="80.55cm" svg:y2="56.851cm">
          <text:p/>
        </draw:line>
        <draw:line draw:style-name="gr6" draw:text-style-name="P2" draw:layer="layout" svg:x1="81.75cm" svg:y1="56.85cm" svg:x2="81.75cm" svg:y2="54.851cm">
          <text:p/>
        </draw:line>
        <draw:frame draw:style-name="gr10" draw:text-style-name="P8" draw:layer="layout" svg:width="1.7cm" svg:height="0.749cm" svg:x="80.05cm" svg:y="54.727cm">
          <draw:text-box>
            <text:p text:style-name="P7"><text:span text:style-name="T3">Масса</text:span></text:p>
          </draw:text-box>
        </draw:frame>
        <draw:frame draw:style-name="gr10" draw:text-style-name="P8" draw:layer="layout" svg:width="1.8cm" svg:height="0.749cm" svg:x="81.75cm" svg:y="54.727cm">
          <draw:text-box>
            <text:p text:style-name="P7"><text:span text:style-name="T3">Масштаб</text:span></text:p>
          </draw:text-box>
        </draw:frame>
        <draw:g>
          <draw:line draw:style-name="gr8" draw:text-style-name="P2" draw:layer="layout" svg:x1="65.05cm" svg:y1="54.351cm" svg:x2="71.55cm" svg:y2="54.351cm">
            <text:p/>
          </draw:line>
          <draw:frame draw:style-name="gr7" draw:text-style-name="P2" draw:layer="layout" svg:width="6.5cm" svg:height="1.219cm" svg:x="65.05cm" svg:y="53.742cm">
            <draw:text-box>
              <text:p/>
            </draw:text-box>
          </draw:frame>
        </draw:g>
        <draw:g>
          <draw:line draw:style-name="gr8" draw:text-style-name="P2" draw:layer="layout" svg:x1="65.05cm" svg:y1="54.851cm" svg:x2="71.55cm" svg:y2="54.851cm">
            <text:p/>
          </draw:line>
          <draw:frame draw:style-name="gr7" draw:text-style-name="P2" draw:layer="layout" svg:width="6.5cm" svg:height="1.219cm" svg:x="65.05cm" svg:y="54.242cm">
            <draw:text-box>
              <text:p/>
            </draw:text-box>
          </draw:frame>
        </draw:g>
        <draw:line draw:style-name="gr6" draw:text-style-name="P2" draw:layer="layout" svg:x1="71.55cm" svg:y1="55.351cm" svg:x2="65.05cm" svg:y2="55.351cm">
          <text:p/>
        </draw:line>
        <draw:line draw:style-name="gr6" draw:text-style-name="P2" draw:layer="layout" svg:x1="71.55cm" svg:y1="55.851cm" svg:x2="65.05cm" svg:y2="55.851cm">
          <text:p/>
        </draw:line>
        <draw:g>
          <draw:line draw:style-name="gr8" draw:text-style-name="P2" draw:layer="layout" svg:x1="65.05cm" svg:y1="56.351cm" svg:x2="71.549cm" svg:y2="56.351cm">
            <text:p/>
          </draw:line>
        </draw:g>
        <draw:frame draw:style-name="gr11" draw:text-style-name="P10" draw:layer="layout" svg:width="1.95cm" svg:height="0.995cm" svg:x="65.05cm" svg:y="56.65cm">
          <draw:text-box>
            <text:p text:style-name="P9"><text:span text:style-name="T3">Т. Контр.</text:span></text:p>
          </draw:text-box>
        </draw:frame>
        <draw:g>
          <draw:g>
            <draw:polygon draw:style-name="gr1" draw:text-style-name="P1" draw:layer="layout" svg:width="6cm" svg:height="4cm" svg:x="19.05cm" svg:y="15.802cm" svg:viewBox="0 0 6001 4001" draw:points="0,4001 6001,4001 6001,0 0,0">
              <text:p/>
            </draw:polygon>
            <draw:polygon draw:style-name="gr2" draw:text-style-name="P2" draw:layer="layout" svg:width="6cm" svg:height="4cm" svg:x="19.05cm" svg:y="15.802cm" svg:viewBox="0 0 6001 4001" draw:points="0,4001 6001,4001 6001,0 0,0">
              <text:p/>
            </draw:polygon>
          </draw:g>
          <draw:frame draw:style-name="gr4" draw:text-style-name="P4" draw:layer="layout" svg:width="4.8cm" svg:height="4cm" svg:x="19.65cm" svg:y="15.802cm">
            <draw:text-box>
              <text:p text:style-name="P3"><text:span text:style-name="T1">Поиск Wi-Fi модуля</text:span></text:p>
            </draw:text-box>
          </draw:frame>
        </draw:g>
        <draw:polygon draw:style-name="gr12" draw:text-style-name="P2" draw:layer="layout" svg:width="84cm" svg:height="59.398cm" svg:x="0.05cm" svg:y="-0.049cm" svg:viewBox="0 0 84001 59399" draw:points="0,59399 84001,59399 84001,0 0,0">
          <text:p/>
        </draw:polygon>
        <draw:frame draw:style-name="gr10" draw:text-style-name="P8" draw:layer="layout" svg:width="1.7cm" svg:height="0.749cm" svg:x="65.053cm" svg:y="57.215cm">
          <draw:text-box>
            <text:p text:style-name="P9"><text:span text:style-name="T3">Реценз.</text:span></text:p>
          </draw:text-box>
        </draw:frame>
        <draw:frame draw:style-name="gr13" draw:text-style-name="P2" draw:layer="layout" svg:width="12cm" svg:height="1.5cm" svg:x="71.6cm" svg:y="53.4cm">
          <draw:text-box>
            <text:p/>
          </draw:text-box>
        </draw:frame>
        <draw:frame draw:style-name="gr13" draw:text-style-name="P2" draw:layer="layout" svg:width="7cm" svg:height="1.5cm" draw:transform="rotate (-3.14159265358979) translate (9.05cm 1.9cm)">
          <draw:text-box>
            <text:p/>
          </draw:text-box>
        </draw:frame>
        <draw:line draw:style-name="gr5" draw:text-style-name="P2" draw:layer="layout" svg:x1="22.05cm" svg:y1="19.802cm" svg:x2="22.05cm" svg:y2="23.801cm">
          <text:p/>
        </draw:line>
        <draw:frame draw:style-name="gr14" draw:text-style-name="P12" draw:layer="layout" svg:width="7.05cm" svg:height="2.035cm" svg:x="71.5cm" svg:y="54.837cm">
          <draw:text-box>
            <text:p text:style-name="P11"><text:span text:style-name="T4">Коммуникационный контроллер с шифрованием данных для</text:span></text:p>
            <text:p text:style-name="P11"><text:span text:style-name="T4">системы «Умный дом»</text:span></text:p>
          </draw:text-box>
        </draw:frame>
        <draw:frame draw:style-name="gr14" draw:text-style-name="P13" draw:layer="layout" svg:width="6.4cm" svg:height="1.5cm" svg:x="71.9cm" svg:y="56.25cm">
          <draw:text-box>
            <text:p text:style-name="P11"><text:span text:style-name="T5">Схема алгоритма работы системы</text:span></text:p>
          </draw:text-box>
        </draw:frame>
        <draw:g>
          <draw:g>
            <draw:polygon draw:style-name="gr1" draw:text-style-name="P1" draw:layer="layout" svg:width="6cm" svg:height="4cm" svg:x="19.05cm" svg:y="23.9cm" svg:viewBox="0 0 6001 4001" draw:points="0,4001 6001,4001 6001,0 0,0">
              <text:p/>
            </draw:polygon>
            <draw:polygon draw:style-name="gr2" draw:text-style-name="P2" draw:layer="layout" svg:width="6cm" svg:height="4cm" svg:x="19.05cm" svg:y="23.9cm" svg:viewBox="0 0 6001 4001" draw:points="0,4001 6001,4001 6001,0 0,0">
              <text:p/>
            </draw:polygon>
          </draw:g>
          <draw:frame draw:style-name="gr4" draw:text-style-name="P4" draw:layer="layout" svg:width="4.8cm" svg:height="4cm" svg:x="19.65cm" svg:y="23.9cm">
            <draw:text-box>
              <text:p text:style-name="P3"><text:span text:style-name="T1">Ожидание ответа от Wi-Fi модуля</text:span></text:p>
            </draw:text-box>
          </draw:frame>
        </draw:g>
        <draw:g>
          <draw:g>
            <draw:polygon draw:style-name="gr15" draw:text-style-name="P1" draw:layer="layout" svg:width="6cm" svg:height="4cm" svg:x="19.05cm" svg:y="31.851cm" svg:viewBox="0 0 6001 4001" draw:points="0,1999 3000,0 6001,1999 3000,4001">
              <text:p/>
            </draw:polygon>
            <draw:polygon draw:style-name="gr5" draw:text-style-name="P2" draw:layer="layout" svg:width="6cm" svg:height="4cm" svg:x="19.05cm" svg:y="31.851cm" svg:viewBox="0 0 6001 4001" draw:points="0,1999 3000,0 6001,1999 3000,4001">
              <text:p/>
            </draw:polygon>
          </draw:g>
          <draw:frame draw:style-name="gr16" draw:text-style-name="P15" draw:layer="layout" svg:width="6cm" svg:height="4cm" svg:x="19.05cm" svg:y="31.851cm">
            <draw:text-box>
              <text:p text:style-name="P14"><text:span text:style-name="T6">Ответ пришел?</text:span></text:p>
            </draw:text-box>
          </draw:frame>
        </draw:g>
        <draw:frame draw:style-name="gr17" draw:text-style-name="P4" draw:layer="layout" svg:width="5.362cm" svg:height="1.06cm" svg:x="20.5cm" svg:y="35.675cm">
          <draw:text-box>
            <text:p text:style-name="P3"><text:span text:style-name="T1">ДА</text:span></text:p>
          </draw:text-box>
        </draw:frame>
        <draw:line draw:style-name="gr5" draw:text-style-name="P2" draw:layer="layout" svg:x1="22.05cm" svg:y1="35.851cm" svg:x2="22.05cm" svg:y2="39.85cm">
          <text:p/>
        </draw:line>
        <draw:g>
          <draw:g>
            <draw:polygon draw:style-name="gr1" draw:text-style-name="P1" draw:layer="layout" svg:width="6cm" svg:height="4cm" svg:x="19.05cm" svg:y="47.851cm" svg:viewBox="0 0 6001 4001" draw:points="0,4001 6001,4001 6001,0 0,0">
              <text:p/>
            </draw:polygon>
            <draw:polygon draw:style-name="gr2" draw:text-style-name="P2" draw:layer="layout" svg:width="6cm" svg:height="4cm" svg:x="19.05cm" svg:y="47.851cm" svg:viewBox="0 0 6001 4001" draw:points="0,4001 6001,4001 6001,0 0,0">
              <text:p/>
            </draw:polygon>
          </draw:g>
          <draw:frame draw:style-name="gr4" draw:text-style-name="P6" draw:layer="layout" svg:width="6cm" svg:height="4cm" svg:x="19.05cm" svg:y="47.851cm">
            <draw:text-box>
              <text:p text:style-name="P5"><text:span text:style-name="T2">Обработка данных</text:span></text:p>
            </draw:text-box>
          </draw:frame>
        </draw:g>
        <draw:line draw:style-name="gr5" draw:text-style-name="P2" draw:layer="layout" svg:x1="22.05cm" svg:y1="43.851cm" svg:x2="22.05cm" svg:y2="47.851cm">
          <text:p/>
        </draw:line>
        <draw:g>
          <draw:g>
            <draw:path draw:style-name="gr18" draw:text-style-name="P16" draw:layer="layout" svg:width="2cm" svg:height="2.001cm" svg:x="21cm" svg:y="53cm" svg:viewBox="0 0 2001 2002" svg:d="M0 1001c0-176 46-348 134-500 88-153 214-279 366-367s325-134 500-134c176 0 349 46 501 134s278 214 366 367c88 152 134 324 134 500 0 176-46 348-134 501-88 152-214 278-366 366s-325 134-500 134c-176 0-349-46-501-134s-278-214-366-366c-88-153-134-325-134-501z">
              <text:p/>
            </draw:path>
            <draw:path draw:style-name="gr5" draw:text-style-name="P2" draw:layer="layout" svg:width="2cm" svg:height="2.001cm" svg:x="21cm" svg:y="53cm" svg:viewBox="0 0 2001 2002" svg:d="M0 1001c0-176 46-348 134-500 88-153 214-279 366-367s325-134 500-134c176 0 349 46 501 134s278 214 366 367c88 152 134 324 134 500 0 176-46 348-134 501-88 152-214 278-366 366s-325 134-500 134c-176 0-349-46-501-134s-278-214-366-366c-88-153-134-325-134-501z">
              <text:p/>
            </draw:path>
          </draw:g>
          <draw:frame draw:style-name="gr3" draw:text-style-name="P4" draw:layer="layout" svg:width="2cm" svg:height="2cm" svg:x="21cm" svg:y="53cm">
            <draw:text-box>
              <text:p text:style-name="P3"><text:span text:style-name="T1">2</text:span></text:p>
            </draw:text-box>
          </draw:frame>
        </draw:g>
        <draw:line draw:style-name="gr5" draw:text-style-name="P2" draw:layer="layout" svg:x1="22cm" svg:y1="52.999cm" svg:x2="22cm" svg:y2="51.851cm">
          <text:p/>
        </draw:line>
        <draw:g>
          <draw:g>
            <draw:path draw:style-name="gr18" draw:text-style-name="P16" draw:layer="layout" svg:width="2cm" svg:height="2cm" svg:x="69cm" svg:y="4.8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  <draw:path draw:style-name="gr5" draw:text-style-name="P2" draw:layer="layout" svg:width="2cm" svg:height="2cm" svg:x="69cm" svg:y="4.8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</draw:g>
          <draw:frame draw:style-name="gr3" draw:text-style-name="P4" draw:layer="layout" svg:width="2cm" svg:height="2cm" svg:x="69cm" svg:y="4.8cm">
            <draw:text-box>
              <text:p text:style-name="P3"><text:span text:style-name="T1">5</text:span></text:p>
            </draw:text-box>
          </draw:frame>
        </draw:g>
        <draw:polyline draw:style-name="gr5" draw:text-style-name="P2" draw:layer="layout" svg:width="0.004cm" svg:height="1.001cm" svg:x="70cm" svg:y="6.8cm" svg:viewBox="0 0 5 1002" draw:points="0,0 0,375 5,375 5,1002">
          <text:p/>
        </draw:polyline>
        <draw:g>
          <draw:g>
            <draw:path draw:style-name="gr18" draw:text-style-name="P16" draw:layer="layout" svg:width="2cm" svg:height="2cm" svg:x="57cm" svg:y="52.9cm" svg:viewBox="0 0 2001 2001" svg:d="M0 1001c0-176 46-348 134-500s214-279 366-366c152-88 325-135 500-135 176 0 349 47 501 135 152 87 278 214 366 366s134 324 134 500c0 176-46 348-134 500s-214 279-366 366c-152 88-325 134-500 134-176 0-349-46-501-134-152-87-278-214-366-366s-134-324-134-500z">
              <text:p/>
            </draw:path>
            <draw:path draw:style-name="gr5" draw:text-style-name="P2" draw:layer="layout" svg:width="2cm" svg:height="2cm" svg:x="57cm" svg:y="52.9cm" svg:viewBox="0 0 2001 2001" svg:d="M0 1001c0-176 46-348 134-500s214-279 366-366c152-88 325-135 500-135 176 0 349 47 501 135 152 87 278 214 366 366s134 324 134 500c0 176-46 348-134 500s-214 279-366 366c-152 88-325 134-500 134-176 0-349-46-501-134-152-87-278-214-366-366s-134-324-134-500z">
              <text:p/>
            </draw:path>
          </draw:g>
          <draw:frame draw:style-name="gr3" draw:text-style-name="P4" draw:layer="layout" svg:width="2cm" svg:height="2cm" svg:x="57cm" svg:y="52.9cm">
            <draw:text-box>
              <text:p text:style-name="P3"><text:span text:style-name="T1">5</text:span></text:p>
            </draw:text-box>
          </draw:frame>
        </draw:g>
        <draw:g>
          <draw:g>
            <draw:polygon draw:style-name="gr1" draw:text-style-name="P1" draw:layer="layout" svg:width="6cm" svg:height="4cm" svg:x="55.05cm" svg:y="7.801cm" svg:viewBox="0 0 6001 4001" draw:points="0,4001 6001,4001 6001,0 0,0">
              <text:p/>
            </draw:polygon>
            <draw:polygon draw:style-name="gr2" draw:text-style-name="P2" draw:layer="layout" svg:width="6cm" svg:height="4cm" svg:x="55.05cm" svg:y="7.801cm" svg:viewBox="0 0 6001 4001" draw:points="0,4001 6001,4001 6001,0 0,0">
              <text:p/>
            </draw:polygon>
          </draw:g>
          <draw:frame draw:style-name="gr4" draw:text-style-name="P6" draw:layer="layout" svg:width="6cm" svg:height="4cm" svg:x="55.05cm" svg:y="7.801cm">
            <draw:text-box>
              <text:p text:style-name="P5"><text:span text:style-name="T2">Перемещение </text:span></text:p>
              <text:p text:style-name="P5"><text:span text:style-name="T2">курсора в левую</text:span></text:p>
              <text:p text:style-name="P5"><text:span text:style-name="T2">позицию</text:span></text:p>
            </draw:text-box>
          </draw:frame>
        </draw:g>
        <draw:g>
          <draw:g>
            <draw:path draw:style-name="gr1" draw:text-style-name="P1" draw:layer="layout" svg:width="6cm" svg:height="2cm" svg:x="55.05cm" svg:y="3.85cm" svg:viewBox="0 0 6001 2001" svg:d="M1000 2001h4002c175 0 348-46 500-134s278-214 366-366c87-152 133-325 133-501 0-175-46-348-133-500-88-152-214-278-366-366s-325-134-500-134h-4002c-175 0-348 46-500 134s-278 214-366 366c-87 152-134 325-134 501 0 175 47 348 134 500 88 152 214 278 366 366s325 134 500 134z">
              <text:p/>
            </draw:path>
            <draw:path draw:style-name="gr2" draw:text-style-name="P2" draw:layer="layout" svg:width="6cm" svg:height="2cm" svg:x="55.05cm" svg:y="3.85cm" svg:viewBox="0 0 6001 2001" svg:d="M1000 2001h4002c175 0 348-46 500-134s278-214 366-366c87-152 133-325 133-501 0-175-46-348-133-500-88-152-214-278-366-366s-325-134-500-134h-4002c-175 0-348 46-500 134s-278 214-366 366c-87 152-134 325-134 501 0 175 47 348 134 500 88 152 214 278 366 366s325 134 500 134z">
              <text:p/>
            </draw:path>
          </draw:g>
          <draw:frame draw:style-name="gr3" draw:text-style-name="P4" draw:layer="layout" svg:width="6cm" svg:height="2cm" svg:x="55.05cm" svg:y="3.85cm">
            <draw:text-box>
              <text:p text:style-name="P3"><text:span text:style-name="T1">Начало подпрограммы</text:span></text:p>
              <text:p text:style-name="P3"><text:span text:style-name="T1">индикации</text:span></text:p>
            </draw:text-box>
          </draw:frame>
        </draw:g>
        <draw:line draw:style-name="gr5" draw:text-style-name="P2" draw:layer="layout" svg:x1="58.05cm" svg:y1="5.85cm" svg:x2="58.05cm" svg:y2="7.801cm">
          <text:p/>
        </draw:line>
        <draw:g>
          <draw:g>
            <draw:polygon draw:style-name="gr1" draw:text-style-name="P1" draw:layer="layout" svg:width="6cm" svg:height="4cm" svg:x="55.05cm" svg:y="15.801cm" svg:viewBox="0 0 6001 4001" draw:points="0,4001 6001,4001 6001,0 0,0">
              <text:p/>
            </draw:polygon>
            <draw:polygon draw:style-name="gr2" draw:text-style-name="P2" draw:layer="layout" svg:width="6cm" svg:height="4cm" svg:x="55.05cm" svg:y="15.801cm" svg:viewBox="0 0 6001 4001" draw:points="0,4001 6001,4001 6001,0 0,0">
              <text:p/>
            </draw:polygon>
          </draw:g>
          <draw:frame draw:style-name="gr4" draw:text-style-name="P6" draw:layer="layout" svg:width="6cm" svg:height="4cm" svg:x="55.05cm" svg:y="15.801cm">
            <draw:text-box>
              <text:p text:style-name="P5"><text:span text:style-name="T2">Установка адреса</text:span></text:p>
            </draw:text-box>
          </draw:frame>
        </draw:g>
        <draw:line draw:style-name="gr5" draw:text-style-name="P2" draw:layer="layout" svg:x1="58.05cm" svg:y1="11.801cm" svg:x2="58.05cm" svg:y2="15.8cm">
          <text:p/>
        </draw:line>
        <draw:g>
          <draw:g>
            <draw:polygon draw:style-name="gr1" draw:text-style-name="P1" draw:layer="layout" svg:width="6cm" svg:height="4cm" svg:x="55.05cm" svg:y="23.801cm" svg:viewBox="0 0 6001 4001" draw:points="0,4001 6001,4001 6001,0 0,0">
              <text:p/>
            </draw:polygon>
            <draw:polygon draw:style-name="gr2" draw:text-style-name="P2" draw:layer="layout" svg:width="6cm" svg:height="4cm" svg:x="55.05cm" svg:y="23.801cm" svg:viewBox="0 0 6001 4001" draw:points="0,4001 6001,4001 6001,0 0,0">
              <text:p/>
            </draw:polygon>
          </draw:g>
          <draw:frame draw:style-name="gr4" draw:text-style-name="P6" draw:layer="layout" svg:width="6cm" svg:height="4cm" svg:x="55.05cm" svg:y="23.801cm">
            <draw:text-box>
              <text:p text:style-name="P5"><text:span text:style-name="T2">Установка A0 LCD В</text:span></text:p>
              <text:p text:style-name="P5"><text:span text:style-name="T2">в высокий уровень</text:span></text:p>
            </draw:text-box>
          </draw:frame>
        </draw:g>
        <draw:line draw:style-name="gr5" draw:text-style-name="P2" draw:layer="layout" svg:x1="58.05cm" svg:y1="19.801cm" svg:x2="58.05cm" svg:y2="23.801cm">
          <text:p/>
        </draw:line>
        <draw:g>
          <draw:g>
            <draw:polygon draw:style-name="gr1" draw:text-style-name="P1" draw:layer="layout" svg:width="6cm" svg:height="4cm" svg:x="55.05cm" svg:y="31.851cm" svg:viewBox="0 0 6001 4001" draw:points="0,4001 6001,4001 6001,0 0,0">
              <text:p/>
            </draw:polygon>
            <draw:polygon draw:style-name="gr2" draw:text-style-name="P2" draw:layer="layout" svg:width="6cm" svg:height="4cm" svg:x="55.05cm" svg:y="31.851cm" svg:viewBox="0 0 6001 4001" draw:points="0,4001 6001,4001 6001,0 0,0">
              <text:p/>
            </draw:polygon>
          </draw:g>
          <draw:frame draw:style-name="gr4" draw:text-style-name="P6" draw:layer="layout" svg:width="6cm" svg:height="4cm" svg:x="55.05cm" svg:y="31.851cm">
            <draw:text-box>
              <text:p text:style-name="P5"><text:span text:style-name="T2">Установка R/W LCD</text:span></text:p>
              <text:p text:style-name="P5"><text:span text:style-name="T2">в низкий уровень</text:span></text:p>
            </draw:text-box>
          </draw:frame>
        </draw:g>
        <draw:line draw:style-name="gr5" draw:text-style-name="P2" draw:layer="layout" svg:x1="58.05cm" svg:y1="27.801cm" svg:x2="58.05cm" svg:y2="31.85cm">
          <text:p/>
        </draw:line>
        <draw:g>
          <draw:g>
            <draw:polygon draw:style-name="gr1" draw:text-style-name="P1" draw:layer="layout" svg:width="6cm" svg:height="4cm" svg:x="55.05cm" svg:y="39.801cm" svg:viewBox="0 0 6001 4001" draw:points="0,4001 6001,4001 6001,0 0,0">
              <text:p/>
            </draw:polygon>
            <draw:polygon draw:style-name="gr2" draw:text-style-name="P2" draw:layer="layout" svg:width="6cm" svg:height="4cm" svg:x="55.05cm" svg:y="39.801cm" svg:viewBox="0 0 6001 4001" draw:points="0,4001 6001,4001 6001,0 0,0">
              <text:p/>
            </draw:polygon>
          </draw:g>
          <draw:frame draw:style-name="gr4" draw:text-style-name="P6" draw:layer="layout" svg:width="6cm" svg:height="4cm" svg:x="55.05cm" svg:y="39.801cm">
            <draw:text-box>
              <text:p text:style-name="P5"><text:span text:style-name="T2">Установка старшего</text:span></text:p>
              <text:p text:style-name="P5"><text:span text:style-name="T2">полубайта выводимого кода</text:span></text:p>
            </draw:text-box>
          </draw:frame>
        </draw:g>
        <draw:line draw:style-name="gr5" draw:text-style-name="P2" draw:layer="layout" svg:x1="58.05cm" svg:y1="35.851cm" svg:x2="58.05cm" svg:y2="39.8cm">
          <text:p/>
        </draw:line>
        <draw:g>
          <draw:g>
            <draw:polygon draw:style-name="gr1" draw:text-style-name="P1" draw:layer="layout" svg:width="6cm" svg:height="4cm" svg:x="67.004cm" svg:y="7.801cm" svg:viewBox="0 0 6001 4001" draw:points="0,4001 6001,4001 6001,0 0,0">
              <text:p/>
            </draw:polygon>
            <draw:polygon draw:style-name="gr2" draw:text-style-name="P2" draw:layer="layout" svg:width="6cm" svg:height="4cm" svg:x="67.004cm" svg:y="7.801cm" svg:viewBox="0 0 6001 4001" draw:points="0,4001 6001,4001 6001,0 0,0">
              <text:p/>
            </draw:polygon>
          </draw:g>
          <draw:frame draw:style-name="gr4" draw:text-style-name="P6" draw:layer="layout" svg:width="6cm" svg:height="4cm" svg:x="67.004cm" svg:y="7.801cm">
            <draw:text-box>
              <text:p text:style-name="P5"><text:span text:style-name="T2">Установка Е LCD в</text:span></text:p>
              <text:p text:style-name="P5"><text:span text:style-name="T2">низкий уровень</text:span></text:p>
            </draw:text-box>
          </draw:frame>
        </draw:g>
        <draw:g>
          <draw:g>
            <draw:polygon draw:style-name="gr1" draw:text-style-name="P1" draw:layer="layout" svg:width="6cm" svg:height="4cm" svg:x="67.05cm" svg:y="15.851cm" svg:viewBox="0 0 6001 4001" draw:points="0,4001 6001,4001 6001,0 0,0">
              <text:p/>
            </draw:polygon>
            <draw:polygon draw:style-name="gr2" draw:text-style-name="P2" draw:layer="layout" svg:width="6cm" svg:height="4cm" svg:x="67.05cm" svg:y="15.851cm" svg:viewBox="0 0 6001 4001" draw:points="0,4001 6001,4001 6001,0 0,0">
              <text:p/>
            </draw:polygon>
          </draw:g>
          <draw:frame draw:style-name="gr4" draw:text-style-name="P6" draw:layer="layout" svg:width="6cm" svg:height="4cm" svg:x="67.05cm" svg:y="15.851cm">
            <draw:text-box>
              <text:p text:style-name="P5"><text:span text:style-name="T2">Установка младшего</text:span></text:p>
              <text:p text:style-name="P5"><text:span text:style-name="T2">полубайта выводимого</text:span></text:p>
              <text:p text:style-name="P5"><text:span text:style-name="T2">кода</text:span></text:p>
            </draw:text-box>
          </draw:frame>
        </draw:g>
        <draw:g>
          <draw:g>
            <draw:polygon draw:style-name="gr1" draw:text-style-name="P1" draw:layer="layout" svg:width="6cm" svg:height="4cm" svg:x="67.05cm" svg:y="23.851cm" svg:viewBox="0 0 6001 4001" draw:points="0,4001 6001,4001 6001,0 0,0">
              <text:p/>
            </draw:polygon>
            <draw:polygon draw:style-name="gr2" draw:text-style-name="P2" draw:layer="layout" svg:width="6cm" svg:height="4cm" svg:x="67.05cm" svg:y="23.851cm" svg:viewBox="0 0 6001 4001" draw:points="0,4001 6001,4001 6001,0 0,0">
              <text:p/>
            </draw:polygon>
          </draw:g>
          <draw:frame draw:style-name="gr4" draw:text-style-name="P6" draw:layer="layout" svg:width="6cm" svg:height="4cm" svg:x="67.05cm" svg:y="23.851cm">
            <draw:text-box>
              <text:p text:style-name="P5"><text:span text:style-name="T2">Установка E LCD В</text:span></text:p>
              <text:p text:style-name="P5"><text:span text:style-name="T2">Высокий уровень</text:span></text:p>
            </draw:text-box>
          </draw:frame>
        </draw:g>
        <draw:line draw:style-name="gr5" draw:text-style-name="P2" draw:layer="layout" svg:x1="70.05cm" svg:y1="19.851cm" svg:x2="70.05cm" svg:y2="23.851cm">
          <text:p/>
        </draw:line>
        <draw:g>
          <draw:g>
            <draw:polygon draw:style-name="gr1" draw:text-style-name="P1" draw:layer="layout" svg:width="6cm" svg:height="4cm" svg:x="67.05cm" svg:y="31.801cm" svg:viewBox="0 0 6001 4001" draw:points="0,4001 6001,4001 6001,0 0,0">
              <text:p/>
            </draw:polygon>
            <draw:polygon draw:style-name="gr2" draw:text-style-name="P2" draw:layer="layout" svg:width="6cm" svg:height="4cm" svg:x="67.05cm" svg:y="31.801cm" svg:viewBox="0 0 6001 4001" draw:points="0,4001 6001,4001 6001,0 0,0">
              <text:p/>
            </draw:polygon>
          </draw:g>
          <draw:frame draw:style-name="gr4" draw:text-style-name="P6" draw:layer="layout" svg:width="6cm" svg:height="4cm" svg:x="67.05cm" svg:y="31.801cm">
            <draw:text-box>
              <text:p text:style-name="P5"><text:span text:style-name="T2">Задержка на 40 мкс</text:span></text:p>
            </draw:text-box>
          </draw:frame>
        </draw:g>
        <draw:line draw:style-name="gr5" draw:text-style-name="P2" draw:layer="layout" svg:x1="70.05cm" svg:y1="27.851cm" svg:x2="70.05cm" svg:y2="31.801cm">
          <text:p/>
        </draw:line>
        <draw:line draw:style-name="gr5" draw:text-style-name="P2" draw:layer="layout" svg:x1="70.05cm" svg:y1="35.801cm" svg:x2="70.05cm" svg:y2="39.899cm">
          <text:p/>
        </draw:line>
        <draw:g>
          <draw:g>
            <draw:polygon draw:style-name="gr1" draw:text-style-name="P1" draw:layer="layout" svg:width="6cm" svg:height="4cm" svg:x="67.05cm" svg:y="39.9cm" svg:viewBox="0 0 6001 4001" draw:points="0,4001 6001,4001 6001,0 0,0">
              <text:p/>
            </draw:polygon>
            <draw:polygon draw:style-name="gr2" draw:text-style-name="P2" draw:layer="layout" svg:width="6cm" svg:height="4cm" svg:x="67.05cm" svg:y="39.9cm" svg:viewBox="0 0 6001 4001" draw:points="0,4001 6001,4001 6001,0 0,0">
              <text:p/>
            </draw:polygon>
          </draw:g>
          <draw:frame draw:style-name="gr4" draw:text-style-name="P2" draw:layer="layout" svg:width="6cm" svg:height="4cm" svg:x="67.05cm" svg:y="39.9cm">
            <draw:text-box>
              <text:p text:style-name="P17"><text:span text:style-name="T7">У</text:span><text:span text:style-name="T2">становка A0 LCD В</text:span></text:p>
              <text:p text:style-name="P17"><text:span text:style-name="T2">низкий уровень</text:span></text:p>
            </draw:text-box>
          </draw:frame>
        </draw:g>
        <draw:g>
          <draw:g>
            <draw:path draw:style-name="gr1" draw:text-style-name="P1" draw:layer="layout" svg:width="6.002cm" svg:height="2cm" svg:x="67.05cm" svg:y="48.925cm" svg:viewBox="0 0 6003 2001" svg:d="M1000 2001h4003c175 0 348-46 500-134s278-214 366-366c87-152 134-325 134-501 0-175-47-348-134-500-88-152-214-278-366-366s-325-134-500-134h-4003c-175 0-348 46-500 134s-278 214-366 366c-87 152-134 325-134 501 0 175 47 348 134 500 88 152 214 278 366 366s325 134 500 134z">
              <text:p/>
            </draw:path>
            <draw:path draw:style-name="gr2" draw:text-style-name="P2" draw:layer="layout" svg:width="6.002cm" svg:height="2cm" svg:x="67.05cm" svg:y="48.925cm" svg:viewBox="0 0 6003 2001" svg:d="M1000 2001h4003c175 0 348-46 500-134s278-214 366-366c87-152 134-325 134-501 0-175-47-348-134-500-88-152-214-278-366-366s-325-134-500-134h-4003c-175 0-348 46-500 134s-278 214-366 366c-87 152-134 325-134 501 0 175 47 348 134 500 88 152 214 278 366 366s325 134 500 134z">
              <text:p/>
            </draw:path>
          </draw:g>
          <draw:frame draw:style-name="gr3" draw:text-style-name="P4" draw:layer="layout" svg:width="6cm" svg:height="2cm" svg:x="67.05cm" svg:y="48.925cm">
            <draw:text-box>
              <text:p text:style-name="P3"><text:span text:style-name="T1">Конец подпрограммы</text:span></text:p>
              <text:p text:style-name="P3"><text:span text:style-name="T1">индикации</text:span></text:p>
            </draw:text-box>
          </draw:frame>
        </draw:g>
        <draw:line draw:style-name="gr5" draw:text-style-name="P2" draw:layer="layout" svg:x1="70.05cm" svg:y1="43.9cm" svg:x2="70.05cm" svg:y2="48.925cm">
          <text:p/>
        </draw:line>
        <draw:g>
          <draw:g>
            <draw:polygon draw:style-name="gr1" draw:text-style-name="P1" draw:layer="layout" svg:width="6cm" svg:height="4cm" svg:x="55.05cm" svg:y="47.851cm" svg:viewBox="0 0 6001 4001" draw:points="0,4001 6001,4001 6001,0 0,0">
              <text:p/>
            </draw:polygon>
            <draw:polygon draw:style-name="gr2" draw:text-style-name="P2" draw:layer="layout" svg:width="6cm" svg:height="4cm" svg:x="55.05cm" svg:y="47.851cm" svg:viewBox="0 0 6001 4001" draw:points="0,4001 6001,4001 6001,0 0,0">
              <text:p/>
            </draw:polygon>
          </draw:g>
          <draw:frame draw:style-name="gr4" draw:text-style-name="P6" draw:layer="layout" svg:width="6cm" svg:height="4cm" svg:x="55.05cm" svg:y="47.851cm">
            <draw:text-box>
              <text:p text:style-name="P5"><text:span text:style-name="T2">Установка E LCD В</text:span></text:p>
              <text:p text:style-name="P5"><text:span text:style-name="T2">Высокий уровень</text:span></text:p>
            </draw:text-box>
          </draw:frame>
        </draw:g>
        <draw:line draw:style-name="gr5" draw:text-style-name="P2" draw:layer="layout" svg:x1="70.004cm" svg:y1="11.801cm" svg:x2="70.051cm" svg:y2="15.852cm">
          <text:p/>
        </draw:line>
        <draw:line draw:style-name="gr5" draw:text-style-name="P2" draw:layer="layout" svg:x1="58.05cm" svg:y1="43.801cm" svg:x2="58.05cm" svg:y2="47.85cm">
          <text:p/>
        </draw:line>
        <draw:line draw:style-name="gr5" draw:text-style-name="P2" draw:layer="layout" svg:x1="58.05cm" svg:y1="51.851cm" svg:x2="58.05cm" svg:y2="52.901cm">
          <text:p/>
        </draw:line>
        <draw:line draw:style-name="gr5" draw:text-style-name="P2" draw:layer="layout" svg:x1="10.05cm" svg:y1="39.851cm" svg:x2="10.05cm" svg:y2="43.899cm">
          <text:p/>
        </draw:line>
        <draw:g>
          <draw:g>
            <draw:path draw:style-name="gr18" draw:text-style-name="P16" draw:layer="layout" svg:width="2.1cm" svg:height="2.1cm" svg:x="9cm" svg:y="48.9cm" svg:viewBox="0 0 2101 2101" svg:d="M0 1051c0-185 49-366 141-526 92-159 225-292 384-384 160-92 341-141 525-141 185 0 366 49 526 141 159 92 292 225 384 384 92 160 141 341 141 525v1c0 184-49 365-141 525-92 159-225 292-384 384-160 92-341 141-525 141-185 0-366-49-526-141-159-92-292-225-384-384-92-160-141-341-141-525z">
              <text:p/>
            </draw:path>
            <draw:path draw:style-name="gr5" draw:text-style-name="P2" draw:layer="layout" svg:width="2.1cm" svg:height="2.1cm" svg:x="9cm" svg:y="48.9cm" svg:viewBox="0 0 2101 2101" svg:d="M0 1051c0-185 49-366 141-526 92-159 225-292 384-384 160-92 341-141 525-141 185 0 366 49 526 141 159 92 292 225 384 384 92 160 141 341 141 525v1c0 184-49 365-141 525-92 159-225 292-384 384-160 92-341 141-525 141-185 0-366-49-526-141-159-92-292-225-384-384-92-160-141-341-141-525z">
              <text:p/>
            </draw:path>
          </draw:g>
          <draw:frame draw:style-name="gr19" draw:text-style-name="P4" draw:layer="layout" svg:width="2.1cm" svg:height="2.1cm" svg:x="9cm" svg:y="48.9cm">
            <draw:text-box>
              <text:p text:style-name="P3"><text:span text:style-name="T1">1</text:span></text:p>
            </draw:text-box>
          </draw:frame>
        </draw:g>
        <draw:line draw:style-name="gr5" draw:text-style-name="P2" draw:layer="layout" svg:x1="10.05cm" svg:y1="47.851cm" svg:x2="10.05cm" svg:y2="48.9cm">
          <text:p/>
        </draw:line>
        <draw:g>
          <draw:g>
            <draw:polygon draw:style-name="gr1" draw:text-style-name="P1" draw:layer="layout" svg:width="6cm" svg:height="4cm" svg:x="19.05cm" svg:y="39.851cm" svg:viewBox="0 0 6001 4001" draw:points="0,4001 6001,4001 6001,0 0,0">
              <text:p/>
            </draw:polygon>
            <draw:polygon draw:style-name="gr2" draw:text-style-name="P2" draw:layer="layout" svg:width="6cm" svg:height="4cm" svg:x="19.05cm" svg:y="39.851cm" svg:viewBox="0 0 6001 4001" draw:points="0,4001 6001,4001 6001,0 0,0">
              <text:p/>
            </draw:polygon>
          </draw:g>
          <draw:frame draw:style-name="gr4" draw:text-style-name="P4" draw:layer="layout" svg:width="4.8cm" svg:height="4cm" svg:x="19.65cm" svg:y="39.851cm">
            <draw:text-box>
              <text:p text:style-name="P3"><text:span text:style-name="T1">Опрос датчиков</text:span></text:p>
            </draw:text-box>
          </draw:frame>
        </draw:g>
        <draw:line draw:style-name="gr5" draw:text-style-name="P2" draw:layer="layout" svg:x1="24.5cm" svg:y1="39.851cm" svg:x2="24.5cm" svg:y2="43.851cm">
          <text:p/>
        </draw:line>
        <draw:line draw:style-name="gr5" draw:text-style-name="P2" draw:layer="layout" svg:x1="19.6cm" svg:y1="39.851cm" svg:x2="19.6cm" svg:y2="43.851cm">
          <text:p/>
        </draw:line>
        <draw:line draw:style-name="gr5" draw:text-style-name="P2" draw:layer="layout" svg:x1="19.6cm" svg:y1="47.851cm" svg:x2="19.6cm" svg:y2="51.851cm">
          <text:p/>
        </draw:line>
        <draw:line draw:style-name="gr5" draw:text-style-name="P2" draw:layer="layout" svg:x1="24.5cm" svg:y1="47.851cm" svg:x2="24.5cm" svg:y2="51.851cm">
          <text:p/>
        </draw:line>
        <draw:g>
          <draw:g>
            <draw:path draw:style-name="gr18" draw:text-style-name="P16" draw:layer="layout" svg:width="2cm" svg:height="2cm" svg:x="15cm" svg:y="12.9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  <draw:path draw:style-name="gr5" draw:text-style-name="P2" draw:layer="layout" svg:width="2cm" svg:height="2cm" svg:x="15cm" svg:y="12.9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</draw:g>
          <draw:frame draw:style-name="gr3" draw:text-style-name="P4" draw:layer="layout" svg:width="2cm" svg:height="2cm" svg:x="15cm" svg:y="12.9cm">
            <draw:text-box>
              <text:p text:style-name="P3"><text:span text:style-name="T1">1</text:span></text:p>
            </draw:text-box>
          </draw:frame>
        </draw:g>
        <draw:line draw:style-name="gr5" draw:text-style-name="P2" draw:layer="layout" svg:x1="17cm" svg:y1="13.9cm" svg:x2="22.05cm" svg:y2="13.9cm">
          <text:p/>
        </draw:line>
        <draw:g>
          <draw:g>
            <draw:path draw:style-name="gr18" draw:text-style-name="P16" draw:layer="layout" svg:width="2cm" svg:height="2cm" svg:x="33cm" svg:y="4.9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  <draw:path draw:style-name="gr5" draw:text-style-name="P2" draw:layer="layout" svg:width="2cm" svg:height="2cm" svg:x="33cm" svg:y="4.9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</draw:g>
          <draw:frame draw:style-name="gr3" draw:text-style-name="P4" draw:layer="layout" svg:width="2cm" svg:height="2cm" svg:x="33cm" svg:y="4.9cm">
            <draw:text-box>
              <text:p text:style-name="P3"><text:span text:style-name="T1">2</text:span></text:p>
            </draw:text-box>
          </draw:frame>
        </draw:g>
        <draw:g xml:id="id1" draw:id="id1">
          <draw:g>
            <draw:polygon draw:style-name="gr15" draw:text-style-name="P1" draw:layer="layout" svg:width="6cm" svg:height="4cm" svg:x="31cm" svg:y="7.851cm" svg:viewBox="0 0 6001 4001" draw:points="0,2000 2999,0 6001,2000 2999,4001">
              <text:p/>
            </draw:polygon>
            <draw:polygon draw:style-name="gr5" draw:text-style-name="P2" draw:layer="layout" svg:width="6cm" svg:height="4cm" svg:x="31cm" svg:y="7.851cm" svg:viewBox="0 0 6001 4001" draw:points="0,2000 2999,0 6001,2000 2999,4001">
              <text:p/>
            </draw:polygon>
          </draw:g>
          <draw:frame draw:style-name="gr16" draw:text-style-name="P4" draw:layer="layout" svg:width="6cm" svg:height="4cm" svg:x="31cm" svg:y="7.851cm">
            <draw:text-box>
              <text:p text:style-name="P3"><text:span text:style-name="T1">Данные изменились?</text:span></text:p>
            </draw:text-box>
          </draw:frame>
        </draw:g>
        <draw:frame draw:style-name="gr17" draw:text-style-name="P4" draw:layer="layout" svg:width="5.362cm" svg:height="1.06cm" svg:x="30.5cm" svg:y="11.675cm">
          <draw:text-box>
            <text:p text:style-name="P3"><text:span text:style-name="T1">ДА</text:span></text:p>
          </draw:text-box>
        </draw:frame>
        <draw:line draw:style-name="gr5" draw:text-style-name="P2" draw:layer="layout" svg:x1="19.5cm" svg:y1="15.802cm" svg:x2="19.5cm" svg:y2="19.802cm">
          <text:p/>
        </draw:line>
        <draw:line draw:style-name="gr5" draw:text-style-name="P2" draw:layer="layout" svg:x1="24.6cm" svg:y1="15.851cm" svg:x2="24.6cm" svg:y2="19.801cm">
          <text:p/>
        </draw:line>
        <draw:line draw:style-name="gr5" draw:text-style-name="P2" draw:layer="layout" svg:x1="34cm" svg:y1="7.851cm" svg:x2="34cm" svg:y2="6.9cm">
          <text:p/>
        </draw:line>
        <draw:line draw:style-name="gr5" draw:text-style-name="P2" draw:layer="layout" svg:x1="34cm" svg:y1="11.851cm" svg:x2="34cm" svg:y2="15.851cm">
          <text:p/>
        </draw:line>
        <draw:g>
          <draw:g>
            <draw:path draw:style-name="gr1" draw:text-style-name="P1" draw:layer="layout" svg:width="6.002cm" svg:height="2cm" svg:x="31.05cm" svg:y="24.9cm" svg:viewBox="0 0 6003 2001" svg:d="M1000 2001h4003c175 0 348-46 500-134s278-214 366-366c87-152 134-325 134-501 0-175-47-348-134-500-88-152-214-278-366-366s-325-134-500-134h-4003c-175 0-348 46-500 134s-278 214-366 366c-87 152-134 325-134 501 0 175 47 348 134 500 88 152 214 278 366 366s325 134 500 134z">
              <text:p/>
            </draw:path>
            <draw:path draw:style-name="gr2" draw:text-style-name="P2" draw:layer="layout" svg:width="6.002cm" svg:height="2cm" svg:x="31.05cm" svg:y="24.9cm" svg:viewBox="0 0 6003 2001" svg:d="M1000 2001h4003c175 0 348-46 500-134s278-214 366-366c87-152 134-325 134-501 0-175-47-348-134-500-88-152-214-278-366-366s-325-134-500-134h-4003c-175 0-348 46-500 134s-278 214-366 366c-87 152-134 325-134 501 0 175 47 348 134 500 88 152 214 278 366 366s325 134 500 134z">
              <text:p/>
            </draw:path>
          </draw:g>
          <draw:frame draw:style-name="gr3" draw:text-style-name="P4" draw:layer="layout" svg:width="6cm" svg:height="2cm" svg:x="31.05cm" svg:y="24.9cm">
            <draw:text-box>
              <text:p text:style-name="P3"><text:span text:style-name="T1">Начало </text:span></text:p>
              <text:p text:style-name="P3"><text:span text:style-name="T1">отправки данных</text:span></text:p>
            </draw:text-box>
          </draw:frame>
        </draw:g>
        <draw:g>
          <draw:g>
            <draw:polygon draw:style-name="gr1" draw:text-style-name="P1" draw:layer="layout" svg:width="6cm" svg:height="4cm" svg:x="31.05cm" svg:y="31.851cm" svg:viewBox="0 0 6001 4001" draw:points="0,4001 6001,4001 6001,0 0,0">
              <text:p/>
            </draw:polygon>
            <draw:polygon draw:style-name="gr2" draw:text-style-name="P2" draw:layer="layout" svg:width="6cm" svg:height="4cm" svg:x="31.05cm" svg:y="31.851cm" svg:viewBox="0 0 6001 4001" draw:points="0,4001 6001,4001 6001,0 0,0">
              <text:p/>
            </draw:polygon>
          </draw:g>
          <draw:frame draw:style-name="gr4" draw:text-style-name="P4" draw:layer="layout" svg:width="4.8cm" svg:height="4cm" svg:x="31.65cm" svg:y="31.851cm">
            <draw:text-box>
              <text:p text:style-name="P3"><text:span text:style-name="T1">Соединение с сервером</text:span></text:p>
            </draw:text-box>
          </draw:frame>
        </draw:g>
        <draw:g>
          <draw:g>
            <draw:polygon draw:style-name="gr15" draw:text-style-name="P1" draw:layer="layout" svg:width="6cm" svg:height="4cm" svg:x="31.05cm" svg:y="39.9cm" svg:viewBox="0 0 6001 4001" draw:points="0,1999 3000,0 6001,1999 3000,4001">
              <text:p/>
            </draw:polygon>
            <draw:polygon draw:style-name="gr5" draw:text-style-name="P2" draw:layer="layout" svg:width="6cm" svg:height="4cm" svg:x="31.05cm" svg:y="39.9cm" svg:viewBox="0 0 6001 4001" draw:points="0,1999 3000,0 6001,1999 3000,4001">
              <text:p/>
            </draw:polygon>
          </draw:g>
          <draw:frame draw:style-name="gr16" draw:text-style-name="P4" draw:layer="layout" svg:width="6cm" svg:height="4cm" svg:x="31.05cm" svg:y="39.9cm">
            <draw:text-box>
              <text:p text:style-name="P3"><text:span text:style-name="T1">Сервер ответил?</text:span></text:p>
            </draw:text-box>
          </draw:frame>
        </draw:g>
        <draw:line draw:style-name="gr5" draw:text-style-name="P2" draw:layer="layout" svg:x1="34.05cm" svg:y1="26.9cm" svg:x2="34.05cm" svg:y2="31.85cm">
          <text:p/>
        </draw:line>
        <draw:g>
          <draw:g>
            <draw:path draw:style-name="gr18" draw:text-style-name="P16" draw:layer="layout" svg:width="2cm" svg:height="2cm" svg:x="45cm" svg:y="4.8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  <draw:path draw:style-name="gr5" draw:text-style-name="P2" draw:layer="layout" svg:width="2cm" svg:height="2cm" svg:x="45cm" svg:y="4.8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</draw:g>
          <draw:frame draw:style-name="gr3" draw:text-style-name="P4" draw:layer="layout" svg:width="2cm" svg:height="2cm" svg:x="45cm" svg:y="4.8cm">
            <draw:text-box>
              <text:p text:style-name="P3"><text:span text:style-name="T1">3</text:span></text:p>
            </draw:text-box>
          </draw:frame>
        </draw:g>
        <draw:g>
          <draw:g>
            <draw:polygon draw:style-name="gr1" draw:text-style-name="P1" draw:layer="layout" svg:width="6cm" svg:height="4cm" svg:x="43.05cm" svg:y="23.851cm" svg:viewBox="0 0 6001 4001" draw:points="0,4001 6001,4001 6001,0 0,0">
              <text:p/>
            </draw:polygon>
            <draw:polygon draw:style-name="gr2" draw:text-style-name="P2" draw:layer="layout" svg:width="6cm" svg:height="4cm" svg:x="43.05cm" svg:y="23.851cm" svg:viewBox="0 0 6001 4001" draw:points="0,4001 6001,4001 6001,0 0,0">
              <text:p/>
            </draw:polygon>
          </draw:g>
          <draw:frame draw:style-name="gr4" draw:text-style-name="P4" draw:layer="layout" svg:width="4.8cm" svg:height="4cm" svg:x="43.65cm" svg:y="23.851cm">
            <draw:text-box>
              <text:p text:style-name="P3"><text:span text:style-name="T1">Передача данных на сервер</text:span></text:p>
            </draw:text-box>
          </draw:frame>
        </draw:g>
        <draw:g>
          <draw:g>
            <draw:polygon draw:style-name="gr1" draw:text-style-name="P1" draw:layer="layout" svg:width="6cm" svg:height="4cm" svg:x="43.05cm" svg:y="47.051cm" svg:viewBox="0 0 6001 4001" draw:points="0,4001 6001,4001 6001,0 0,0">
              <text:p/>
            </draw:polygon>
            <draw:polygon draw:style-name="gr2" draw:text-style-name="P2" draw:layer="layout" svg:width="6cm" svg:height="4cm" svg:x="43.05cm" svg:y="47.051cm" svg:viewBox="0 0 6001 4001" draw:points="0,4001 6001,4001 6001,0 0,0">
              <text:p/>
            </draw:polygon>
          </draw:g>
          <draw:frame draw:style-name="gr4" draw:text-style-name="P4" draw:layer="layout" svg:width="4.8cm" svg:height="4cm" svg:x="43.65cm" svg:y="47.051cm">
            <draw:text-box>
              <text:p text:style-name="P3"><text:span text:style-name="T1">Вывод информации на дисплей</text:span></text:p>
            </draw:text-box>
          </draw:frame>
        </draw:g>
        <draw:g>
          <draw:g>
            <draw:path draw:style-name="gr1" draw:text-style-name="P1" draw:layer="layout" svg:width="6.002cm" svg:height="2cm" svg:x="43.05cm" svg:y="53cm" svg:viewBox="0 0 6003 2001" svg:d="M1000 2001h4003c175 0 348-46 500-134s278-214 366-366c87-152 134-325 134-501 0-175-47-348-134-500-88-152-214-278-366-366s-325-134-500-134h-4003c-175 0-348 46-500 134s-278 214-366 366c-87 152-134 325-134 501 0 175 47 348 134 500 88 152 214 278 366 366s325 134 500 134z">
              <text:p/>
            </draw:path>
            <draw:path draw:style-name="gr2" draw:text-style-name="P2" draw:layer="layout" svg:width="6.002cm" svg:height="2cm" svg:x="43.05cm" svg:y="53cm" svg:viewBox="0 0 6003 2001" svg:d="M1000 2001h4003c175 0 348-46 500-134s278-214 366-366c87-152 134-325 134-501 0-175-47-348-134-500-88-152-214-278-366-366s-325-134-500-134h-4003c-175 0-348 46-500 134s-278 214-366 366c-87 152-134 325-134 501 0 175 47 348 134 500 88 152 214 278 366 366s325 134 500 134z">
              <text:p/>
            </draw:path>
          </draw:g>
          <draw:frame draw:style-name="gr3" draw:text-style-name="P4" draw:layer="layout" svg:width="6cm" svg:height="2cm" svg:x="43.05cm" svg:y="53cm">
            <draw:text-box>
              <text:p text:style-name="P3"><text:span text:style-name="T1">Конец отправки данных</text:span></text:p>
            </draw:text-box>
          </draw:frame>
        </draw:g>
        <draw:line draw:style-name="gr5" draw:text-style-name="P2" draw:layer="layout" svg:x1="46cm" svg:y1="6.8cm" svg:x2="46cm" svg:y2="7.851cm">
          <text:p/>
        </draw:line>
        <draw:g>
          <draw:g>
            <draw:polygon draw:style-name="gr1" draw:text-style-name="P1" draw:layer="layout" svg:width="6cm" svg:height="4cm" svg:x="7.05cm" svg:y="35.851cm" svg:viewBox="0 0 6001 4001" draw:points="0,4001 6001,4001 6001,0 0,0">
              <text:p/>
            </draw:polygon>
            <draw:polygon draw:style-name="gr2" draw:text-style-name="P2" draw:layer="layout" svg:width="6cm" svg:height="4cm" svg:x="7.05cm" svg:y="35.851cm" svg:viewBox="0 0 6001 4001" draw:points="0,4001 6001,4001 6001,0 0,0">
              <text:p/>
            </draw:polygon>
          </draw:g>
          <draw:frame draw:style-name="gr4" draw:text-style-name="P4" draw:layer="layout" svg:width="4.8cm" svg:height="4cm" svg:x="7.65cm" svg:y="35.851cm">
            <draw:text-box>
              <text:p text:style-name="P3"><text:span text:style-name="T1">Индикация ошибки</text:span></text:p>
            </draw:text-box>
          </draw:frame>
        </draw:g>
        <draw:line draw:style-name="gr20" draw:text-style-name="P2" draw:layer="layout" svg:x1="10.05cm" svg:y1="35.851cm" svg:x2="10.05cm" svg:y2="33.9cm">
          <text:p/>
        </draw:line>
        <draw:g>
          <draw:g>
            <draw:polygon draw:style-name="gr1" draw:text-style-name="P1" draw:layer="layout" svg:width="6cm" svg:height="4cm" svg:x="31.05cm" svg:y="15.851cm" svg:viewBox="0 0 6001 4001" draw:points="0,4001 6001,4001 6001,0 0,0">
              <text:p/>
            </draw:polygon>
            <draw:polygon draw:style-name="gr2" draw:text-style-name="P2" draw:layer="layout" svg:width="6cm" svg:height="4cm" svg:x="31.05cm" svg:y="15.851cm" svg:viewBox="0 0 6001 4001" draw:points="0,4001 6001,4001 6001,0 0,0">
              <text:p/>
            </draw:polygon>
          </draw:g>
          <draw:frame draw:style-name="gr4" draw:text-style-name="P6" draw:layer="layout" svg:width="6cm" svg:height="4cm" svg:x="31.05cm" svg:y="15.851cm">
            <draw:text-box>
              <text:p text:style-name="P5"><text:span text:style-name="T2">Отправка данных</text:span></text:p>
            </draw:text-box>
          </draw:frame>
        </draw:g>
        <draw:frame draw:style-name="gr17" draw:text-style-name="P4" draw:layer="layout" svg:width="5.362cm" svg:height="1.06cm" svg:x="27.638cm" svg:y="8.724cm">
          <draw:text-box>
            <text:p text:style-name="P3"><text:span text:style-name="T1">НЕТ</text:span></text:p>
          </draw:text-box>
        </draw:frame>
        <draw:g>
          <draw:g>
            <draw:path draw:style-name="gr18" draw:text-style-name="P16" draw:layer="layout" svg:width="2cm" svg:height="2cm" svg:x="33.05cm" svg:y="21.2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  <draw:path draw:style-name="gr5" draw:text-style-name="P2" draw:layer="layout" svg:width="2cm" svg:height="2cm" svg:x="33.05cm" svg:y="21.2cm" svg:viewBox="0 0 2001 2001" svg:d="M0 1001c0-176 46-349 134-501s214-278 366-366 325-134 500-134c176 0 349 46 501 134s278 214 366 366 134 325 134 500v1c0 175-46 348-134 500s-214 278-366 366-325 134-500 134c-176 0-349-46-501-134s-278-214-366-366-134-325-134-500z">
              <text:p/>
            </draw:path>
          </draw:g>
          <draw:frame draw:style-name="gr3" draw:text-style-name="P4" draw:layer="layout" svg:width="2cm" svg:height="2cm" svg:x="33.05cm" svg:y="21.2cm">
            <draw:text-box>
              <text:p text:style-name="P3"><text:span text:style-name="T1">1</text:span></text:p>
            </draw:text-box>
          </draw:frame>
        </draw:g>
        <draw:line draw:style-name="gr20" draw:text-style-name="P2" draw:layer="layout" svg:x1="34.05cm" svg:y1="21.199cm" svg:x2="34.05cm" svg:y2="19.851cm">
          <text:p/>
        </draw:line>
        <draw:line draw:style-name="gr20" draw:text-style-name="P2" draw:layer="layout" svg:x1="34.05cm" svg:y1="35.851cm" svg:x2="34.05cm" svg:y2="39.899cm">
          <text:p/>
        </draw:line>
        <draw:line draw:style-name="gr20" draw:text-style-name="P2" draw:layer="layout" svg:x1="34.05cm" svg:y1="43.9cm" svg:x2="34.05cm" svg:y2="47.851cm">
          <text:p/>
        </draw:line>
        <draw:line draw:style-name="gr20" draw:text-style-name="P2" draw:layer="layout" svg:x1="37.05cm" svg:y1="41.9cm" svg:x2="39.999cm" svg:y2="41.9cm">
          <text:p/>
        </draw:line>
        <draw:frame draw:style-name="gr17" draw:text-style-name="P4" draw:layer="layout" svg:width="2.312cm" svg:height="1.06cm" svg:x="33.938cm" svg:y="43.675cm">
          <draw:text-box>
            <text:p text:style-name="P3"><text:span text:style-name="T1">НЕТ</text:span></text:p>
          </draw:text-box>
        </draw:frame>
        <draw:frame draw:style-name="gr17" draw:text-style-name="P4" draw:layer="layout" svg:width="2.312cm" svg:height="1.06cm" svg:x="36.688cm" svg:y="40.871cm">
          <draw:text-box>
            <text:p text:style-name="P3"><text:span text:style-name="T1">ДА</text:span></text:p>
          </draw:text-box>
        </draw:frame>
        <draw:g>
          <draw:g>
            <draw:polygon draw:style-name="gr1" draw:text-style-name="P1" draw:layer="layout" svg:width="6cm" svg:height="4cm" svg:x="31.05cm" svg:y="47.851cm" svg:viewBox="0 0 6001 4001" draw:points="0,4001 6001,4001 6001,0 0,0">
              <text:p/>
            </draw:polygon>
            <draw:polygon draw:style-name="gr2" draw:text-style-name="P2" draw:layer="layout" svg:width="6cm" svg:height="4cm" svg:x="31.05cm" svg:y="47.851cm" svg:viewBox="0 0 6001 4001" draw:points="0,4001 6001,4001 6001,0 0,0">
              <text:p/>
            </draw:polygon>
          </draw:g>
          <draw:frame draw:style-name="gr4" draw:text-style-name="P4" draw:layer="layout" svg:width="4.8cm" svg:height="4cm" svg:x="31.65cm" svg:y="47.851cm">
            <draw:text-box>
              <text:p text:style-name="P3"><text:span text:style-name="T1">Пауза 10с</text:span></text:p>
            </draw:text-box>
          </draw:frame>
        </draw:g>
        <draw:g>
          <draw:g>
            <draw:path draw:style-name="gr18" draw:text-style-name="P16" draw:layer="layout" svg:width="2cm" svg:height="2.001cm" svg:x="39cm" svg:y="28.7cm" svg:viewBox="0 0 2001 2002" svg:d="M0 1001c0-176 46-348 134-500 88-153 214-279 366-367s325-134 500-134c176 0 349 46 501 134s278 214 366 367c88 152 134 324 134 500 0 176-46 348-134 501-88 152-214 278-366 366s-325 134-500 134c-176 0-349-46-501-134s-278-214-366-366c-88-153-134-325-134-501z">
              <text:p/>
            </draw:path>
            <draw:path draw:style-name="gr5" draw:text-style-name="P2" draw:layer="layout" svg:width="2cm" svg:height="2.001cm" svg:x="39cm" svg:y="28.7cm" svg:viewBox="0 0 2001 2002" svg:d="M0 1001c0-176 46-348 134-500 88-153 214-279 366-367s325-134 500-134c176 0 349 46 501 134s278 214 366 367c88 152 134 324 134 500 0 176-46 348-134 501-88 152-214 278-366 366s-325 134-500 134c-176 0-349-46-501-134s-278-214-366-366c-88-153-134-325-134-501z">
              <text:p/>
            </draw:path>
          </draw:g>
          <draw:frame draw:style-name="gr3" draw:text-style-name="P4" draw:layer="layout" svg:width="2cm" svg:height="2cm" svg:x="39cm" svg:y="28.7cm">
            <draw:text-box>
              <text:p text:style-name="P3"><text:span text:style-name="T1">4</text:span></text:p>
            </draw:text-box>
          </draw:frame>
        </draw:g>
        <draw:g>
          <draw:g>
            <draw:path draw:style-name="gr18" draw:text-style-name="P16" draw:layer="layout" svg:width="2cm" svg:height="1.968cm" svg:x="33.05cm" svg:y="52.9cm" svg:viewBox="0 0 2001 1969" svg:d="M0 969c5-165 51-326 134-469 87-152 214-278 366-366s325-134 500-134c176 0 349 46 501 134s279 214 366 366c83 143 129 304 134 469 0 176-46 348-134 500s-214 279-366 366c-152 88-325 134-500 134-176 0-349-46-501-134-152-87-278-214-366-366s-134-324-134-500z">
              <text:p/>
            </draw:path>
            <draw:path draw:style-name="gr5" draw:text-style-name="P2" draw:layer="layout" svg:width="2cm" svg:height="1.968cm" svg:x="33.05cm" svg:y="52.9cm" svg:viewBox="0 0 2001 1969" svg:d="M0 969c5-165 51-326 134-469 87-152 214-278 366-366s325-134 500-134c176 0 349 46 501 134s279 214 366 366c83 143 129 304 134 469 0 176-46 348-134 500s-214 279-366 366c-152 88-325 134-500 134-176 0-349-46-501-134-152-87-278-214-366-366s-134-324-134-500z">
              <text:p/>
            </draw:path>
          </draw:g>
          <draw:frame draw:style-name="gr3" draw:text-style-name="P4" draw:layer="layout" svg:width="2cm" svg:height="2cm" svg:x="33.05cm" svg:y="52.9cm">
            <draw:text-box>
              <text:p text:style-name="P3"><text:span text:style-name="T1">4</text:span></text:p>
            </draw:text-box>
          </draw:frame>
        </draw:g>
        <draw:line draw:style-name="gr20" draw:text-style-name="P2" draw:layer="layout" svg:x1="34.05cm" svg:y1="52.899cm" svg:x2="34.05cm" svg:y2="51.851cm">
          <text:p/>
        </draw:line>
        <draw:g>
          <draw:g>
            <draw:polygon draw:style-name="gr1" draw:text-style-name="P1" draw:layer="layout" svg:width="6cm" svg:height="4cm" svg:x="43cm" svg:y="7.851cm" svg:viewBox="0 0 6001 4001" draw:points="0,4001 6001,4001 6001,0 0,0">
              <text:p/>
            </draw:polygon>
            <draw:polygon draw:style-name="gr2" draw:text-style-name="P2" draw:layer="layout" svg:width="6cm" svg:height="4cm" svg:x="43cm" svg:y="7.851cm" svg:viewBox="0 0 6001 4001" draw:points="0,4001 6001,4001 6001,0 0,0">
              <text:p/>
            </draw:polygon>
          </draw:g>
          <draw:frame draw:style-name="gr4" draw:text-style-name="P4" draw:layer="layout" svg:width="4.8cm" svg:height="4cm" svg:x="43.6cm" svg:y="7.851cm">
            <draw:text-box>
              <text:p text:style-name="P3"><text:span text:style-name="T1">Подготовка данных</text:span></text:p>
            </draw:text-box>
          </draw:frame>
        </draw:g>
        <draw:line draw:style-name="gr21" draw:text-style-name="P2" draw:layer="layout" svg:x1="43.6cm" svg:y1="7.851cm" svg:x2="43.6cm" svg:y2="11.851cm">
          <text:p/>
        </draw:line>
        <draw:line draw:style-name="gr21" draw:text-style-name="P2" draw:layer="layout" svg:x1="48.5cm" svg:y1="11.851cm" svg:x2="48.5cm" svg:y2="7.851cm">
          <text:p/>
        </draw:line>
        <draw:line draw:style-name="gr21" draw:text-style-name="P2" draw:layer="layout" svg:x1="43.6cm" svg:y1="47.051cm" svg:x2="43.6cm" svg:y2="51.051cm">
          <text:p/>
        </draw:line>
        <draw:line draw:style-name="gr21" draw:text-style-name="P2" draw:layer="layout" svg:x1="48.5cm" svg:y1="47.051cm" svg:x2="48.5cm" svg:y2="51.051cm">
          <text:p/>
        </draw:line>
        <draw:line draw:style-name="gr5" draw:text-style-name="P2" draw:layer="layout" svg:x1="46cm" svg:y1="11.851cm" svg:x2="46.051cm" svg:y2="15.852cm">
          <text:p/>
        </draw:line>
        <draw:line draw:style-name="gr5" draw:text-style-name="P2" draw:layer="layout" svg:x1="46.05cm" svg:y1="27.851cm" svg:x2="46.05cm" svg:y2="31.851cm">
          <text:p/>
        </draw:line>
        <draw:g>
          <draw:g>
            <draw:path draw:style-name="gr18" draw:text-style-name="P16" draw:layer="layout" svg:width="2cm" svg:height="2cm" svg:x="39cm" svg:y="42.9cm" svg:viewBox="0 0 2001 2001" svg:d="M0 1001c0-176 46-348 134-500s214-279 366-366c152-88 325-135 500-135 176 0 349 47 501 135 152 87 278 214 366 366s134 324 134 500c0 176-46 348-134 500s-214 279-366 366c-152 88-325 134-500 134-176 0-349-46-501-134-152-87-278-214-366-366s-134-324-134-500z">
              <text:p/>
            </draw:path>
            <draw:path draw:style-name="gr5" draw:text-style-name="P2" draw:layer="layout" svg:width="2cm" svg:height="2cm" svg:x="39cm" svg:y="42.9cm" svg:viewBox="0 0 2001 2001" svg:d="M0 1001c0-176 46-348 134-500s214-279 366-366c152-88 325-135 500-135 176 0 349 47 501 135 152 87 278 214 366 366s134 324 134 500c0 176-46 348-134 500s-214 279-366 366c-152 88-325 134-500 134-176 0-349-46-501-134-152-87-278-214-366-366s-134-324-134-500z">
              <text:p/>
            </draw:path>
          </draw:g>
          <draw:frame draw:style-name="gr3" draw:text-style-name="P4" draw:layer="layout" svg:width="2cm" svg:height="2cm" svg:x="39cm" svg:y="42.9cm">
            <draw:text-box>
              <text:p text:style-name="P3"><text:span text:style-name="T1">3</text:span></text:p>
            </draw:text-box>
          </draw:frame>
        </draw:g>
        <draw:line draw:style-name="gr20" draw:text-style-name="P2" draw:layer="layout" svg:x1="40cm" svg:y1="42.9cm" svg:x2="40cm" svg:y2="41.9cm">
          <text:p/>
        </draw:line>
        <draw:frame draw:style-name="gr17" draw:text-style-name="P4" draw:layer="layout" svg:width="5.362cm" svg:height="1.06cm" svg:x="15.25cm" svg:y="32.69cm">
          <draw:text-box>
            <text:p text:style-name="P3"><text:span text:style-name="T1">НЕТ</text:span></text:p>
          </draw:text-box>
        </draw:frame>
        <draw:g>
          <draw:g>
            <draw:polygon draw:style-name="gr1" draw:text-style-name="P1" draw:layer="layout" svg:width="6cm" svg:height="4cm" svg:x="7.099cm" svg:y="43.9cm" svg:viewBox="0 0 6001 4001" draw:points="0,4001 6001,4001 6001,0 0,0">
              <text:p/>
            </draw:polygon>
            <draw:polygon draw:style-name="gr2" draw:text-style-name="P2" draw:layer="layout" svg:width="6cm" svg:height="4cm" svg:x="7.099cm" svg:y="43.9cm" svg:viewBox="0 0 6001 4001" draw:points="0,4001 6001,4001 6001,0 0,0">
              <text:p/>
            </draw:polygon>
          </draw:g>
          <draw:frame draw:style-name="gr4" draw:text-style-name="P4" draw:layer="layout" svg:width="4.8cm" svg:height="4cm" svg:x="7.699cm" svg:y="43.9cm">
            <draw:text-box>
              <text:p text:style-name="P3"><text:span text:style-name="T1">Сброс</text:span></text:p>
              <text:p text:style-name="P3"><text:span text:style-name="T1">микроконтроллера</text:span></text:p>
            </draw:text-box>
          </draw:frame>
        </draw:g>
        <draw:line draw:style-name="gr5" draw:text-style-name="P2" draw:layer="layout" svg:x1="12.549cm" svg:y1="43.9cm" svg:x2="12.549cm" svg:y2="47.9cm">
          <text:p/>
        </draw:line>
        <draw:line draw:style-name="gr5" draw:text-style-name="P2" draw:layer="layout" svg:x1="7.649cm" svg:y1="43.9cm" svg:x2="7.649cm" svg:y2="47.9cm">
          <text:p/>
        </draw:line>
        <draw:frame draw:style-name="gr10" draw:text-style-name="P8" draw:layer="layout" svg:width="1.5cm" svg:height="0.749cm" svg:x="78.55cm" svg:y="55.728cm">
          <draw:text-box>
            <text:p text:style-name="P7"><text:span text:style-name="T3">Т</text:span></text:p>
          </draw:text-box>
        </draw:frame>
        <draw:frame draw:style-name="gr22" draw:text-style-name="P18" draw:layer="layout" svg:width="11.1cm" svg:height="1.365cm" svg:x="72.15cm" svg:y="53.421cm">
          <draw:text-box>
            <text:p text:style-name="P7"><text:span text:style-name="T8">ГУИР.467451.001 ПД</text:span></text:p>
          </draw:text-box>
        </draw:frame>
        <draw:frame draw:style-name="gr22" draw:text-style-name="P19" draw:layer="layout" svg:width="11.1cm" svg:height="1.215cm" draw:transform="rotate (-3.14159265358979) translate (11.25cm 1.791cm)">
          <draw:text-box>
            <text:p text:style-name="P7"><text:span text:style-name="T9">ГУИР.467451.001 ПД</text:span></text:p>
          </draw:text-box>
        </draw:frame>
        <draw:frame draw:style-name="gr23" draw:text-style-name="P10" draw:layer="layout" svg:width="2.25cm" svg:height="0.749cm" svg:x="66.75cm" svg:y="55.703cm">
          <draw:text-box>
            <text:p text:style-name="P9"><text:span text:style-name="T3">Филипцов</text:span></text:p>
          </draw:text-box>
        </draw:frame>
        <draw:frame draw:style-name="gr23" draw:text-style-name="P10" draw:layer="layout" svg:width="2.25cm" svg:height="0.749cm" svg:x="66.75cm" svg:y="56.204cm">
          <draw:text-box>
            <text:p text:style-name="P9"><text:span text:style-name="T3">Шемаров</text:span></text:p>
          </draw:text-box>
        </draw:frame>
        <draw:frame draw:style-name="gr23" draw:text-style-name="P10" draw:layer="layout" svg:width="2.25cm" svg:height="0.749cm" svg:x="66.75cm" svg:y="56.704cm">
          <draw:text-box>
            <text:p text:style-name="P9"><text:span text:style-name="T3">Шемаров</text:span></text:p>
          </draw:text-box>
        </draw:frame>
        <draw:frame draw:style-name="gr23" draw:text-style-name="P10" draw:layer="layout" svg:width="2.25cm" svg:height="0.749cm" svg:x="66.75cm" svg:y="57.704cm">
          <draw:text-box>
            <text:p text:style-name="P9"><text:span text:style-name="T3">Лихачев</text:span></text:p>
          </draw:text-box>
        </draw:frame>
        <draw:frame draw:style-name="gr23" draw:text-style-name="P10" draw:layer="layout" svg:width="2.25cm" svg:height="0.749cm" svg:x="66.75cm" svg:y="58.204cm">
          <draw:text-box>
            <text:p text:style-name="P9"><text:span text:style-name="T3">Азаров</text:span></text:p>
          </draw:text-box>
        </draw:frame>
        <draw:g>
          <draw:g>
            <draw:polygon draw:style-name="gr1" draw:text-style-name="P1" draw:layer="layout" svg:width="6cm" svg:height="4cm" svg:x="43.001cm" svg:y="15.852cm" svg:viewBox="0 0 6001 4001" draw:points="0,4001 6001,4001 6001,0 0,0">
              <text:p/>
            </draw:polygon>
            <draw:polygon draw:style-name="gr2" draw:text-style-name="P2" draw:layer="layout" svg:width="6cm" svg:height="4cm" svg:x="43.001cm" svg:y="15.852cm" svg:viewBox="0 0 6001 4001" draw:points="0,4001 6001,4001 6001,0 0,0">
              <text:p/>
            </draw:polygon>
          </draw:g>
          <draw:frame draw:style-name="gr4" draw:text-style-name="P4" draw:layer="layout" svg:width="4.8cm" svg:height="4cm" svg:x="43.601cm" svg:y="15.852cm">
            <draw:text-box>
              <text:p text:style-name="P3"><text:span text:style-name="T1">Шифрование данных</text:span></text:p>
            </draw:text-box>
          </draw:frame>
        </draw:g>
        <draw:line draw:style-name="gr21" draw:text-style-name="P2" draw:layer="layout" svg:x1="43.601cm" svg:y1="15.852cm" svg:x2="43.601cm" svg:y2="19.852cm">
          <text:p/>
        </draw:line>
        <draw:line draw:style-name="gr21" draw:text-style-name="P2" draw:layer="layout" svg:x1="48.501cm" svg:y1="19.852cm" svg:x2="48.501cm" svg:y2="15.852cm">
          <text:p/>
        </draw:line>
        <draw:line draw:style-name="gr5" draw:text-style-name="P2" draw:layer="layout" svg:x1="46.001cm" svg:y1="19.852cm" svg:x2="46.052cm" svg:y2="23.853cm">
          <text:p/>
        </draw:line>
        <draw:g>
          <draw:g>
            <draw:polygon draw:style-name="gr1" draw:text-style-name="P1" draw:layer="layout" svg:width="6cm" svg:height="4cm" svg:x="43.051cm" svg:y="31.851cm" svg:viewBox="0 0 6001 4001" draw:points="0,4001 6001,4001 6001,0 0,0">
              <text:p/>
            </draw:polygon>
            <draw:polygon draw:style-name="gr2" draw:text-style-name="P2" draw:layer="layout" svg:width="6cm" svg:height="4cm" svg:x="43.051cm" svg:y="31.851cm" svg:viewBox="0 0 6001 4001" draw:points="0,4001 6001,4001 6001,0 0,0">
              <text:p/>
            </draw:polygon>
          </draw:g>
          <draw:frame draw:style-name="gr4" draw:text-style-name="P4" draw:layer="layout" svg:width="4.8cm" svg:height="4cm" svg:x="43.651cm" svg:y="31.851cm">
            <draw:text-box>
              <text:p text:style-name="P3"><text:span text:style-name="T1">Прием данных с сервера</text:span></text:p>
            </draw:text-box>
          </draw:frame>
        </draw:g>
        <draw:line draw:style-name="gr5" draw:text-style-name="P2" draw:layer="layout" svg:x1="46.051cm" svg:y1="35.851cm" svg:x2="46.051cm" svg:y2="39.851cm">
          <text:p/>
        </draw:line>
        <draw:g>
          <draw:g>
            <draw:polygon draw:style-name="gr1" draw:text-style-name="P1" draw:layer="layout" svg:width="6cm" svg:height="4cm" svg:x="43.002cm" svg:y="39.853cm" svg:viewBox="0 0 6001 4001" draw:points="0,4001 6001,4001 6001,0 0,0">
              <text:p/>
            </draw:polygon>
            <draw:polygon draw:style-name="gr2" draw:text-style-name="P2" draw:layer="layout" svg:width="6cm" svg:height="4cm" svg:x="43.002cm" svg:y="39.853cm" svg:viewBox="0 0 6001 4001" draw:points="0,4001 6001,4001 6001,0 0,0">
              <text:p/>
            </draw:polygon>
          </draw:g>
          <draw:frame draw:style-name="gr4" draw:text-style-name="P4" draw:layer="layout" svg:width="4.8cm" svg:height="4cm" svg:x="43.602cm" svg:y="39.853cm">
            <draw:text-box>
              <text:p text:style-name="P3"><text:span text:style-name="T1">Расщифрование данных</text:span></text:p>
            </draw:text-box>
          </draw:frame>
        </draw:g>
        <draw:line draw:style-name="gr21" draw:text-style-name="P2" draw:layer="layout" svg:x1="43.602cm" svg:y1="39.853cm" svg:x2="43.602cm" svg:y2="43.853cm">
          <text:p/>
        </draw:line>
        <draw:line draw:style-name="gr21" draw:text-style-name="P2" draw:layer="layout" svg:x1="48.502cm" svg:y1="43.853cm" svg:x2="48.502cm" svg:y2="39.853cm">
          <text:p/>
        </draw:line>
        <draw:line draw:style-name="gr5" draw:text-style-name="P2" draw:layer="layout" svg:x1="46.002cm" svg:y1="43.853cm" svg:x2="46cm" svg:y2="47cm">
          <text:p/>
        </draw:line>
        <draw:line draw:style-name="gr5" draw:text-style-name="P2" draw:layer="layout" svg:x1="46.002cm" svg:y1="51.054cm" svg:x2="46cm" svg:y2="53cm">
          <text:p/>
        </draw:line>
        <draw:frame draw:style-name="gr23" draw:text-style-name="P10" draw:layer="layout" svg:width="2.25cm" svg:height="0.749cm" svg:x="79cm" svg:y="58.75cm">
          <draw:text-box>
            <text:p text:style-name="P9"><text:span text:style-name="T3">Формат А1</text:span></text:p>
          </draw:text-box>
        </draw:frame>
        <draw:frame draw:style-name="gr22" draw:text-style-name="P18" draw:layer="layout" svg:width="11.1cm" svg:height="1.215cm" svg:x="75.55cm" svg:y="57.596cm">
          <draw:text-box>
            <text:p text:style-name="P7"><text:span text:style-name="T10">ЭВС, гр.850701</text:span></text:p>
          </draw:text-box>
        </draw:frame>
        <draw:line draw:style-name="gr24" draw:text-style-name="P20" draw:layer="layout" svg:x1="34.04cm" svg:y1="47.85cm" svg:x2="34.33cm" svg:y2="47.35cm">
          <text:p/>
        </draw:line>
        <draw:line draw:style-name="gr24" draw:text-style-name="P20" draw:layer="layout" svg:x1="33.75cm" svg:y1="47.35cm" svg:x2="34.04cm" svg:y2="47.85cm">
          <text:p/>
        </draw:line>
        <draw:line draw:style-name="gr24" draw:text-style-name="P20" draw:layer="layout" svg:x1="34.04cm" svg:y1="52.9cm" svg:x2="34.33cm" svg:y2="52.4cm">
          <text:p/>
        </draw:line>
        <draw:line draw:style-name="gr24" draw:text-style-name="P20" draw:layer="layout" svg:x1="33.75cm" svg:y1="52.4cm" svg:x2="34.04cm" svg:y2="52.9cm">
          <text:p/>
        </draw:line>
        <draw:line draw:style-name="gr24" draw:text-style-name="P20" draw:layer="layout" svg:x1="39.996cm" svg:y1="42.898cm" svg:x2="40.286cm" svg:y2="42.398cm">
          <text:p/>
        </draw:line>
        <draw:line draw:style-name="gr24" draw:text-style-name="P20" draw:layer="layout" svg:x1="39.706cm" svg:y1="42.398cm" svg:x2="39.996cm" svg:y2="42.898cm">
          <text:p/>
        </draw:line>
        <draw:line draw:style-name="gr24" draw:text-style-name="P20" draw:layer="layout" svg:x1="34.043cm" svg:y1="39.923cm" svg:x2="34.333cm" svg:y2="39.423cm">
          <text:p/>
        </draw:line>
        <draw:line draw:style-name="gr24" draw:text-style-name="P20" draw:layer="layout" svg:x1="33.753cm" svg:y1="39.423cm" svg:x2="34.043cm" svg:y2="39.923cm">
          <text:p/>
        </draw:line>
        <draw:line draw:style-name="gr24" draw:text-style-name="P20" draw:layer="layout" svg:x1="22.002cm" svg:y1="53cm" svg:x2="22.292cm" svg:y2="52.5cm">
          <text:p/>
        </draw:line>
        <draw:line draw:style-name="gr24" draw:text-style-name="P20" draw:layer="layout" svg:x1="21.712cm" svg:y1="52.5cm" svg:x2="22.002cm" svg:y2="53cm">
          <text:p/>
        </draw:line>
        <draw:line draw:style-name="gr24" draw:text-style-name="P20" draw:layer="layout" svg:x1="22.044cm" svg:y1="47.868cm" svg:x2="22.334cm" svg:y2="47.368cm">
          <text:p/>
        </draw:line>
        <draw:line draw:style-name="gr24" draw:text-style-name="P20" draw:layer="layout" svg:x1="21.754cm" svg:y1="47.368cm" svg:x2="22.044cm" svg:y2="47.868cm">
          <text:p/>
        </draw:line>
        <draw:line draw:style-name="gr24" draw:text-style-name="P20" draw:layer="layout" svg:x1="34.055cm" svg:y1="31.858cm" svg:x2="34.345cm" svg:y2="31.358cm">
          <text:p/>
        </draw:line>
        <draw:line draw:style-name="gr24" draw:text-style-name="P20" draw:layer="layout" svg:x1="33.765cm" svg:y1="31.358cm" svg:x2="34.055cm" svg:y2="31.858cm">
          <text:p/>
        </draw:line>
        <draw:line draw:style-name="gr24" draw:text-style-name="P20" draw:layer="layout" svg:x1="34.051cm" svg:y1="29.644cm" svg:x2="34.552cm" svg:y2="29.933cm">
          <text:p/>
        </draw:line>
        <draw:line draw:style-name="gr24" draw:text-style-name="P20" draw:layer="layout" svg:x1="34.551cm" svg:y1="29.353cm" svg:x2="34.051cm" svg:y2="29.644cm">
          <text:p/>
        </draw:line>
        <draw:line draw:style-name="gr5" draw:text-style-name="P2" draw:layer="layout" svg:x1="38.992cm" svg:y1="29.664cm" svg:x2="34.051cm" svg:y2="29.657cm">
          <text:p/>
        </draw:line>
        <draw:line draw:style-name="gr24" draw:text-style-name="P20" draw:layer="layout" svg:x1="34.055cm" svg:y1="21.215cm" svg:x2="34.345cm" svg:y2="20.715cm">
          <text:p/>
        </draw:line>
        <draw:line draw:style-name="gr24" draw:text-style-name="P20" draw:layer="layout" svg:x1="33.765cm" svg:y1="20.715cm" svg:x2="34.055cm" svg:y2="21.215cm">
          <text:p/>
        </draw:line>
        <draw:line draw:style-name="gr24" draw:text-style-name="P20" draw:layer="layout" svg:x1="33.997cm" svg:y1="15.867cm" svg:x2="34.287cm" svg:y2="15.367cm">
          <text:p/>
        </draw:line>
        <draw:line draw:style-name="gr24" draw:text-style-name="P20" draw:layer="layout" svg:x1="33.707cm" svg:y1="15.367cm" svg:x2="33.997cm" svg:y2="15.867cm">
          <text:p/>
        </draw:line>
        <draw:line draw:style-name="gr24" draw:text-style-name="P20" draw:layer="layout" svg:x1="34.055cm" svg:y1="31.858cm" svg:x2="34.345cm" svg:y2="31.358cm">
          <text:p/>
        </draw:line>
        <draw:line draw:style-name="gr24" draw:text-style-name="P20" draw:layer="layout" svg:x1="33.765cm" svg:y1="31.358cm" svg:x2="34.055cm" svg:y2="31.858cm">
          <text:p/>
        </draw:line>
        <draw:line draw:style-name="gr24" draw:text-style-name="P20" draw:layer="layout" svg:x1="34.011cm" svg:y1="7.867cm" svg:x2="34.301cm" svg:y2="7.367cm">
          <text:p/>
        </draw:line>
        <draw:line draw:style-name="gr24" draw:text-style-name="P20" draw:layer="layout" svg:x1="33.721cm" svg:y1="7.367cm" svg:x2="34.011cm" svg:y2="7.867cm">
          <text:p/>
        </draw:line>
        <draw:connector draw:style-name="gr25" draw:text-style-name="P21" draw:layer="layout" svg:x1="31cm" svg:y1="9.851cm" svg:x2="27.58cm" svg:y2="38.375cm" draw:start-shape="id1" draw:start-glue-point="3" svg:d="M31000 9851h-1970v28524h-1450" svg:viewBox="0 0 3421 28525">
          <text:p/>
        </draw:connector>
        <draw:line draw:style-name="gr24" draw:text-style-name="P20" draw:layer="layout" svg:x1="31cm" svg:y1="9.851cm" svg:x2="28.364cm" svg:y2="9.851cm">
          <text:p/>
        </draw:line>
        <draw:line draw:style-name="gr24" draw:text-style-name="P20" draw:layer="layout" svg:x1="28.364cm" svg:y1="9.851cm" svg:x2="28.364cm" svg:y2="38.082cm">
          <text:p/>
        </draw:line>
        <draw:line draw:style-name="gr24" draw:text-style-name="P20" draw:layer="layout" svg:x1="28.364cm" svg:y1="38.082cm" svg:x2="22.064cm" svg:y2="38.082cm">
          <text:p/>
        </draw:line>
        <draw:line draw:style-name="gr24" draw:text-style-name="P20" draw:layer="layout" svg:x1="22.047cm" svg:y1="38.081cm" svg:x2="22.548cm" svg:y2="38.37cm">
          <text:p/>
        </draw:line>
        <draw:line draw:style-name="gr24" draw:text-style-name="P20" draw:layer="layout" svg:x1="22.547cm" svg:y1="37.79cm" svg:x2="22.047cm" svg:y2="38.081cm">
          <text:p/>
        </draw:line>
        <draw:line draw:style-name="gr24" draw:text-style-name="P20" draw:layer="layout" svg:x1="19.05cm" svg:y1="33.85cm" svg:x2="10.05cm" svg:y2="33.9cm">
          <text:p/>
        </draw:line>
        <draw:line draw:style-name="gr24" draw:text-style-name="P20" draw:layer="layout" svg:x1="22.041cm" svg:y1="7.808cm" svg:x2="22.331cm" svg:y2="7.308cm">
          <text:p/>
        </draw:line>
        <draw:line draw:style-name="gr24" draw:text-style-name="P20" draw:layer="layout" svg:x1="21.751cm" svg:y1="7.308cm" svg:x2="22.041cm" svg:y2="7.808cm">
          <text:p/>
        </draw:line>
        <draw:line draw:style-name="gr24" draw:text-style-name="P20" draw:layer="layout" svg:x1="22.046cm" svg:y1="15.782cm" svg:x2="22.336cm" svg:y2="15.282cm">
          <text:p/>
        </draw:line>
        <draw:line draw:style-name="gr24" draw:text-style-name="P20" draw:layer="layout" svg:x1="21.756cm" svg:y1="15.282cm" svg:x2="22.046cm" svg:y2="15.782cm">
          <text:p/>
        </draw:line>
        <draw:line draw:style-name="gr24" draw:text-style-name="P20" draw:layer="layout" svg:x1="22.046cm" svg:y1="23.882cm" svg:x2="22.336cm" svg:y2="23.382cm">
          <text:p/>
        </draw:line>
        <draw:line draw:style-name="gr24" draw:text-style-name="P20" draw:layer="layout" svg:x1="21.756cm" svg:y1="23.382cm" svg:x2="22.046cm" svg:y2="23.882cm">
          <text:p/>
        </draw:line>
        <draw:line draw:style-name="gr24" draw:text-style-name="P20" draw:layer="layout" svg:x1="22.046cm" svg:y1="31.882cm" svg:x2="22.336cm" svg:y2="31.382cm">
          <text:p/>
        </draw:line>
        <draw:line draw:style-name="gr24" draw:text-style-name="P20" draw:layer="layout" svg:x1="21.756cm" svg:y1="31.382cm" svg:x2="22.046cm" svg:y2="31.882cm">
          <text:p/>
        </draw:line>
        <draw:line draw:style-name="gr24" draw:text-style-name="P20" draw:layer="layout" svg:x1="22.046cm" svg:y1="39.882cm" svg:x2="22.336cm" svg:y2="39.382cm">
          <text:p/>
        </draw:line>
        <draw:line draw:style-name="gr24" draw:text-style-name="P20" draw:layer="layout" svg:x1="21.756cm" svg:y1="39.382cm" svg:x2="22.046cm" svg:y2="39.882cm">
          <text:p/>
        </draw:line>
        <draw:line draw:style-name="gr24" draw:text-style-name="P20" draw:layer="layout" svg:x1="10.046cm" svg:y1="35.882cm" svg:x2="10.336cm" svg:y2="35.382cm">
          <text:p/>
        </draw:line>
        <draw:line draw:style-name="gr24" draw:text-style-name="P20" draw:layer="layout" svg:x1="9.756cm" svg:y1="35.382cm" svg:x2="10.046cm" svg:y2="35.882cm">
          <text:p/>
        </draw:line>
        <draw:line draw:style-name="gr24" draw:text-style-name="P20" draw:layer="layout" svg:x1="10.046cm" svg:y1="43.882cm" svg:x2="10.336cm" svg:y2="43.382cm">
          <text:p/>
        </draw:line>
        <draw:line draw:style-name="gr24" draw:text-style-name="P20" draw:layer="layout" svg:x1="9.756cm" svg:y1="43.382cm" svg:x2="10.046cm" svg:y2="43.882cm">
          <text:p/>
        </draw:line>
        <draw:line draw:style-name="gr24" draw:text-style-name="P20" draw:layer="layout" svg:x1="10.046cm" svg:y1="48.882cm" svg:x2="10.336cm" svg:y2="48.382cm">
          <text:p/>
        </draw:line>
        <draw:line draw:style-name="gr24" draw:text-style-name="P20" draw:layer="layout" svg:x1="9.756cm" svg:y1="48.382cm" svg:x2="10.046cm" svg:y2="48.882cm">
          <text:p/>
        </draw:line>
        <draw:line draw:style-name="gr24" draw:text-style-name="P20" draw:layer="layout" svg:x1="22.033cm" svg:y1="13.887cm" svg:x2="21.532cm" svg:y2="14.176cm">
          <text:p/>
        </draw:line>
        <draw:line draw:style-name="gr24" draw:text-style-name="P20" draw:layer="layout" svg:x1="21.533cm" svg:y1="13.596cm" svg:x2="22.033cm" svg:y2="13.887cm">
          <text:p/>
        </draw:line>
        <draw:line draw:style-name="gr24" draw:text-style-name="P20" draw:layer="layout" svg:x1="46.011cm" svg:y1="7.867cm" svg:x2="46.301cm" svg:y2="7.367cm">
          <text:p/>
        </draw:line>
        <draw:line draw:style-name="gr24" draw:text-style-name="P20" draw:layer="layout" svg:x1="45.721cm" svg:y1="7.367cm" svg:x2="46.011cm" svg:y2="7.867cm">
          <text:p/>
        </draw:line>
        <draw:line draw:style-name="gr24" draw:text-style-name="P20" draw:layer="layout" svg:x1="46.011cm" svg:y1="15.867cm" svg:x2="46.301cm" svg:y2="15.367cm">
          <text:p/>
        </draw:line>
        <draw:line draw:style-name="gr24" draw:text-style-name="P20" draw:layer="layout" svg:x1="45.721cm" svg:y1="15.367cm" svg:x2="46.011cm" svg:y2="15.867cm">
          <text:p/>
        </draw:line>
        <draw:line draw:style-name="gr24" draw:text-style-name="P20" draw:layer="layout" svg:x1="46.011cm" svg:y1="23.867cm" svg:x2="46.301cm" svg:y2="23.367cm">
          <text:p/>
        </draw:line>
        <draw:line draw:style-name="gr24" draw:text-style-name="P20" draw:layer="layout" svg:x1="45.721cm" svg:y1="23.367cm" svg:x2="46.011cm" svg:y2="23.867cm">
          <text:p/>
        </draw:line>
        <draw:line draw:style-name="gr24" draw:text-style-name="P20" draw:layer="layout" svg:x1="46.011cm" svg:y1="31.867cm" svg:x2="46.301cm" svg:y2="31.367cm">
          <text:p/>
        </draw:line>
        <draw:line draw:style-name="gr24" draw:text-style-name="P20" draw:layer="layout" svg:x1="45.721cm" svg:y1="31.367cm" svg:x2="46.011cm" svg:y2="31.867cm">
          <text:p/>
        </draw:line>
        <draw:line draw:style-name="gr24" draw:text-style-name="P20" draw:layer="layout" svg:x1="46.011cm" svg:y1="39.867cm" svg:x2="46.301cm" svg:y2="39.367cm">
          <text:p/>
        </draw:line>
        <draw:line draw:style-name="gr24" draw:text-style-name="P20" draw:layer="layout" svg:x1="45.721cm" svg:y1="39.367cm" svg:x2="46.011cm" svg:y2="39.867cm">
          <text:p/>
        </draw:line>
        <draw:line draw:style-name="gr24" draw:text-style-name="P20" draw:layer="layout" svg:x1="46.011cm" svg:y1="47.067cm" svg:x2="46.301cm" svg:y2="46.567cm">
          <text:p/>
        </draw:line>
        <draw:line draw:style-name="gr24" draw:text-style-name="P20" draw:layer="layout" svg:x1="45.721cm" svg:y1="46.567cm" svg:x2="46.011cm" svg:y2="47.067cm">
          <text:p/>
        </draw:line>
        <draw:line draw:style-name="gr24" draw:text-style-name="P20" draw:layer="layout" svg:x1="46.011cm" svg:y1="52.967cm" svg:x2="46.301cm" svg:y2="52.467cm">
          <text:p/>
        </draw:line>
        <draw:line draw:style-name="gr24" draw:text-style-name="P20" draw:layer="layout" svg:x1="45.721cm" svg:y1="52.467cm" svg:x2="46.011cm" svg:y2="52.967cm">
          <text:p/>
        </draw:line>
        <draw:line draw:style-name="gr24" draw:text-style-name="P20" draw:layer="layout" svg:x1="58.05cm" svg:y1="7.815cm" svg:x2="58.34cm" svg:y2="7.315cm">
          <text:p/>
        </draw:line>
        <draw:line draw:style-name="gr24" draw:text-style-name="P20" draw:layer="layout" svg:x1="57.76cm" svg:y1="7.315cm" svg:x2="58.05cm" svg:y2="7.815cm">
          <text:p/>
        </draw:line>
        <draw:line draw:style-name="gr24" draw:text-style-name="P20" draw:layer="layout" svg:x1="58.05cm" svg:y1="15.815cm" svg:x2="58.34cm" svg:y2="15.315cm">
          <text:p/>
        </draw:line>
        <draw:line draw:style-name="gr24" draw:text-style-name="P20" draw:layer="layout" svg:x1="57.76cm" svg:y1="15.315cm" svg:x2="58.05cm" svg:y2="15.815cm">
          <text:p/>
        </draw:line>
        <draw:line draw:style-name="gr24" draw:text-style-name="P20" draw:layer="layout" svg:x1="58.05cm" svg:y1="23.815cm" svg:x2="58.34cm" svg:y2="23.315cm">
          <text:p/>
        </draw:line>
        <draw:line draw:style-name="gr24" draw:text-style-name="P20" draw:layer="layout" svg:x1="57.76cm" svg:y1="23.315cm" svg:x2="58.05cm" svg:y2="23.815cm">
          <text:p/>
        </draw:line>
        <draw:line draw:style-name="gr24" draw:text-style-name="P20" draw:layer="layout" svg:x1="58.05cm" svg:y1="31.815cm" svg:x2="58.34cm" svg:y2="31.315cm">
          <text:p/>
        </draw:line>
        <draw:line draw:style-name="gr24" draw:text-style-name="P20" draw:layer="layout" svg:x1="57.76cm" svg:y1="31.315cm" svg:x2="58.05cm" svg:y2="31.815cm">
          <text:p/>
        </draw:line>
        <draw:line draw:style-name="gr24" draw:text-style-name="P20" draw:layer="layout" svg:x1="58.05cm" svg:y1="39.815cm" svg:x2="58.34cm" svg:y2="39.315cm">
          <text:p/>
        </draw:line>
        <draw:line draw:style-name="gr24" draw:text-style-name="P20" draw:layer="layout" svg:x1="57.76cm" svg:y1="39.315cm" svg:x2="58.05cm" svg:y2="39.815cm">
          <text:p/>
        </draw:line>
        <draw:line draw:style-name="gr24" draw:text-style-name="P20" draw:layer="layout" svg:x1="58.05cm" svg:y1="47.815cm" svg:x2="58.34cm" svg:y2="47.315cm">
          <text:p/>
        </draw:line>
        <draw:line draw:style-name="gr24" draw:text-style-name="P20" draw:layer="layout" svg:x1="57.76cm" svg:y1="47.315cm" svg:x2="58.05cm" svg:y2="47.815cm">
          <text:p/>
        </draw:line>
        <draw:line draw:style-name="gr24" draw:text-style-name="P20" draw:layer="layout" svg:x1="58.05cm" svg:y1="52.915cm" svg:x2="58.34cm" svg:y2="52.415cm">
          <text:p/>
        </draw:line>
        <draw:line draw:style-name="gr24" draw:text-style-name="P20" draw:layer="layout" svg:x1="57.76cm" svg:y1="52.415cm" svg:x2="58.05cm" svg:y2="52.915cm">
          <text:p/>
        </draw:line>
        <draw:line draw:style-name="gr24" draw:text-style-name="P20" draw:layer="layout" svg:x1="69.997cm" svg:y1="7.815cm" svg:x2="70.287cm" svg:y2="7.315cm">
          <text:p/>
        </draw:line>
        <draw:line draw:style-name="gr24" draw:text-style-name="P20" draw:layer="layout" svg:x1="69.707cm" svg:y1="7.315cm" svg:x2="69.997cm" svg:y2="7.815cm">
          <text:p/>
        </draw:line>
        <draw:line draw:style-name="gr24" draw:text-style-name="P20" draw:layer="layout" svg:x1="70.05cm" svg:y1="15.841cm" svg:x2="70.34cm" svg:y2="15.341cm">
          <text:p/>
        </draw:line>
        <draw:line draw:style-name="gr24" draw:text-style-name="P20" draw:layer="layout" svg:x1="69.76cm" svg:y1="15.341cm" svg:x2="70.05cm" svg:y2="15.841cm">
          <text:p/>
        </draw:line>
        <draw:line draw:style-name="gr24" draw:text-style-name="P20" draw:layer="layout" svg:x1="70.05cm" svg:y1="23.841cm" svg:x2="70.34cm" svg:y2="23.341cm">
          <text:p/>
        </draw:line>
        <draw:line draw:style-name="gr24" draw:text-style-name="P20" draw:layer="layout" svg:x1="69.76cm" svg:y1="23.341cm" svg:x2="70.05cm" svg:y2="23.841cm">
          <text:p/>
        </draw:line>
        <draw:line draw:style-name="gr24" draw:text-style-name="P20" draw:layer="layout" svg:x1="70.05cm" svg:y1="31.841cm" svg:x2="70.34cm" svg:y2="31.341cm">
          <text:p/>
        </draw:line>
        <draw:line draw:style-name="gr24" draw:text-style-name="P20" draw:layer="layout" svg:x1="69.76cm" svg:y1="31.341cm" svg:x2="70.05cm" svg:y2="31.841cm">
          <text:p/>
        </draw:line>
        <draw:line draw:style-name="gr24" draw:text-style-name="P20" draw:layer="layout" svg:x1="70.05cm" svg:y1="39.841cm" svg:x2="70.34cm" svg:y2="39.341cm">
          <text:p/>
        </draw:line>
        <draw:line draw:style-name="gr24" draw:text-style-name="P20" draw:layer="layout" svg:x1="69.76cm" svg:y1="39.341cm" svg:x2="70.05cm" svg:y2="39.841cm">
          <text:p/>
        </draw:line>
        <draw:line draw:style-name="gr24" draw:text-style-name="P20" draw:layer="layout" svg:x1="70.05cm" svg:y1="48.941cm" svg:x2="70.34cm" svg:y2="48.441cm">
          <text:p/>
        </draw:line>
        <draw:line draw:style-name="gr24" draw:text-style-name="P20" draw:layer="layout" svg:x1="69.76cm" svg:y1="48.441cm" svg:x2="70.05cm" svg:y2="48.94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ISOCPEUR" svg:font-family="ISOCPEUR"/>
    <style:font-face style:name="Times New Roman1" svg:font-family="'Times New Roman'"/>
    <style:font-face style:name="Arial1" svg:font-family="Arial" style:font-pitch="variable"/>
    <style:font-face style:name="ISOCPEUR1" svg:font-family="ISOCPEUR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ST type A" svg:font-family="'GOST type A'" style:font-adornments="Курсив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30" svg:d="M10 0l-10 30h20z"/>
    <draw:marker draw:name="Marker_5f_1" draw:display-name="Marker_1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GOST type A" fo:font-family="'GOST type A'" style:font-style-name="Курсив" style:font-family-generic="swiss" style:font-pitch="variable" fo:font-size="18pt" fo:font-style="italic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4cm" svg:stroke-color="#000000" draw:marker-start-width="0.27cm" draw:marker-end-width="0.27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style:font-name="GOST type A" fo:font-family="'GOST type A'" style:font-style-name="Курсив" style:font-family-generic="swiss" style:font-pitch="variable" fo:font-size="18pt" fo:font-style="italic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style:font-name="GOST type A" fo:font-family="'GOST type A'" style:font-style-name="Курсив" style:font-family-generic="swiss" style:font-pitch="variable" fo:font-size="18pt" fo:font-style="italic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30T12:52:35.367000000</dc:date>
    <meta:creation-date>2022-05-29T15:48:12Z</meta:creation-date>
    <meta:generator>LibreOffice/7.1.6.2$Windows_X86_64 LibreOffice_project/0e133318fcee89abacd6a7d077e292f1145735c3</meta:generator>
    <meta:editing-duration>PT26M9S</meta:editing-duration>
    <meta:editing-cycles>4</meta:editing-cycles>
    <meta:document-statistic meta:object-count="456"/>
  </office:meta>
</office:document-meta>
</file>